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61cm"/>
    </style:style>
    <style:style style:name="co2" style:family="table-column">
      <style:table-column-properties fo:break-before="auto" style:column-width="6.389cm"/>
    </style:style>
    <style:style style:name="co3" style:family="table-column">
      <style:table-column-properties fo:break-before="auto" style:column-width="10.638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7.034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3.969cm"/>
    </style:style>
    <style:style style:name="co12" style:family="table-column">
      <style:table-column-properties fo:break-before="auto" style:column-width="6.81cm"/>
    </style:style>
    <style:style style:name="co13" style:family="table-column">
      <style:table-column-properties fo:break-before="auto" style:column-width="32.392cm"/>
    </style:style>
    <style:style style:name="co14" style:family="table-column">
      <style:table-column-properties fo:break-before="auto" style:column-width="4.588cm"/>
    </style:style>
    <style:style style:name="co15" style:family="table-column">
      <style:table-column-properties fo:break-before="auto" style:column-width="5.233cm"/>
    </style:style>
    <style:style style:name="co16" style:family="table-column">
      <style:table-column-properties fo:break-before="auto" style:column-width="2.103cm"/>
    </style:style>
    <style:style style:name="co17" style:family="table-column">
      <style:table-column-properties fo:break-before="auto" style:column-width="5.487cm"/>
    </style:style>
    <style:style style:name="co18" style:family="table-column">
      <style:table-column-properties fo:break-before="auto" style:column-width="7.795cm"/>
    </style:style>
    <style:style style:name="co19" style:family="table-column">
      <style:table-column-properties fo:break-before="auto" style:column-width="3.882cm"/>
    </style:style>
    <style:style style:name="co20" style:family="table-column">
      <style:table-column-properties fo:break-before="auto" style:column-width="3.941cm"/>
    </style:style>
    <style:style style:name="co21" style:family="table-column">
      <style:table-column-properties fo:break-before="auto" style:column-width="7.571cm"/>
    </style:style>
    <style:style style:name="co22" style:family="table-column">
      <style:table-column-properties fo:break-before="auto" style:column-width="7.373cm"/>
    </style:style>
    <style:style style:name="co23" style:family="table-column">
      <style:table-column-properties fo:break-before="auto" style:column-width="2.053cm"/>
    </style:style>
    <style:style style:name="co24" style:family="table-column">
      <style:table-column-properties fo:break-before="auto" style:column-width="2.14cm"/>
    </style:style>
    <style:style style:name="co25" style:family="table-column">
      <style:table-column-properties fo:break-before="auto" style:column-width="6.839cm"/>
    </style:style>
    <style:style style:name="co26" style:family="table-column">
      <style:table-column-properties fo:break-before="auto" style:column-width="2.081cm"/>
    </style:style>
    <style:style style:name="co27" style:family="table-column">
      <style:table-column-properties fo:break-before="auto" style:column-width="6.248cm"/>
    </style:style>
    <style:style style:name="co28" style:family="table-column">
      <style:table-column-properties fo:break-before="auto" style:column-width="2.618cm"/>
    </style:style>
    <style:style style:name="co29" style:family="table-column">
      <style:table-column-properties fo:break-before="auto" style:column-width="2.56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PageStyle_5f_Metiers">
      <style:table-properties table:display="true" style:writing-mode="lr-tb"/>
    </style:style>
    <style:style style:name="ta2" style:family="table" style:master-page-name="PageStyle_5f_Top_5f_Des_5f_Banques_5f_En_5f_France">
      <style:table-properties table:display="true" style:writing-mode="lr-tb"/>
    </style:style>
    <style:style style:name="ta3" style:family="table" style:master-page-name="PageStyle_5f_Liste_5f_Des_5f_Banuqes_5f_Non_5f_Epurees">
      <style:table-properties table:display="false" style:writing-mode="lr-tb"/>
    </style:style>
    <style:style style:name="ta4" style:family="table" style:master-page-name="PageStyle_5f_Cours_5f_A_5f_Prendre_5f_Non_5f_Epures">
      <style:table-properties table:display="true" style:writing-mode="lr-tb"/>
    </style: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urrency">
      <style:table-cell-properties fo:background-color="#92d05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22222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 style:data-style-name="N800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fo:background-color="#f7f7f7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44444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44444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44444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ligne_20_1" draw:marker-start-width="0.2cm" draw:marker-start-center="false" draw:stroke-linejoin="miter" draw:fill="solid" draw:fill-color="#ffffe1" draw:auto-grow-height="true" draw:auto-grow-width="false" fo:max-width="12cm" fo:min-height="3.28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tie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Metiers</text:p>
          </table:table-cell>
          <table:table-cell table:style-name="ce1" office:value-type="string">
            <text:p>Salaire_Brut_Debutant_Annuel_[€]</text:p>
          </table:table-cell>
          <table:table-cell table:style-name="ce1" office:value-type="string">
            <text:p>Formation_Initiale_D_Acces_Au_Metier</text:p>
          </table:table-cell>
          <table:table-cell table:style-name="ce1" office:value-type="string">
            <text:p>But_Du_Metier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Force de vente</text:p>
          </table:table-cell>
          <table:covered-table-cell table:number-columns-repeated="2" table:style-name="ce6"/>
          <table:covered-table-cell table:style-name="ce9"/>
          <table:table-cell table:number-columns-repeated="1020"/>
        </table:table-row>
        <table:table-row table:style-name="ro1">
          <table:table-cell table:style-name="ce3" office:value-type="string">
            <text:p>CHARGÉ D 'ACCUEIL ET DE SERVICES À LA CLIENTÈLE</text:p>
          </table:table-cell>
          <table:table-cell table:style-name="ce7" table:formula="of:=21000" office:value-type="float" office:value="21000">
            <text:p><text:s/>21 000,00 € </text:p>
          </table:table-cell>
          <table:table-cell table:style-name="ce3" office:value-type="string">
            <text:p>Bac + 2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ARGÉ DE CLIENTÈLE PARTICULIERS</text:p>
          </table:table-cell>
          <table:table-cell table:style-name="ce7" table:formula="of:=22000" office:value-type="float" office:value="22000">
            <text:p><text:s/>22 000,00 € </text:p>
          </table:table-cell>
          <table:table-cell table:style-name="ce3" office:value-type="string">
            <text:p>Bac + 2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argé de clientèle professionnel</text:p>
          </table:table-cell>
          <table:table-cell table:style-name="ce7" table:formula="of:=28000" office:value-type="float" office:value="28000">
            <text:p><text:s/>28 000,00 € </text:p>
          </table:table-cell>
          <table:table-cell table:style-name="ce3" office:value-type="string">
            <text:p>Bac + 2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hargé de clientèle entreprises</text:p>
          </table:table-cell>
          <table:table-cell table:style-name="ce7" table:formula="of:=35000" office:value-type="float" office:value="35000">
            <text:p><text:s/>35 000,00 € </text:p>
          </table:table-cell>
          <table:table-cell table:style-name="ce3" office:value-type="string">
            <text:p>Bac + 2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nseiller en patrimoine</text:p>
          </table:table-cell>
          <table:table-cell table:style-name="ce7" table:formula="of:=32000" office:value-type="float" office:value="32000">
            <text:p><text:s/>32 000,00 € </text:p>
          </table:table-cell>
          <table:table-cell table:style-name="ce3" office:value-type="string">
            <text:p>Bac + 4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esponsable / animateur d’unité commerciale</text:p>
          </table:table-cell>
          <table:table-cell table:style-name="ce7" table:formula="of:=12*2300" office:value-type="float" office:value="27600">
            <text:p><text:s/>27 600,00 € </text:p>
          </table:table-cell>
          <table:table-cell table:style-name="ce3" office:value-type="string">
            <text:p>Formation banque interne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oncepteur ou conseiller en opérations et produits financiers</text:p>
          </table:table-cell>
          <table:table-cell table:style-name="ce7" table:formula="of:=12*5000" office:value-type="float" office:value="60000">
            <text:p><text:s/>60 000,00 € </text:p>
          </table:table-cell>
          <table:table-cell table:style-name="ce3" office:value-type="string">
            <text:p>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pérateur de marché</text:p>
          </table:table-cell>
          <table:table-cell table:style-name="ce8" table:formula="of:=38000" office:value-type="float" office:value="38000">
            <text:p><text:s/>38 000,00 € </text:p>
          </table:table-cell>
          <table:table-cell table:style-name="ce5" office:value-type="string">
            <text:p>Bac + 5</text:p>
          </table:table-cell>
          <table:table-cell table:style-name="ce5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TRAITEMENT DES OPÉRATIONS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4" office:value-type="string">
            <text:p>Gestionnaire de back office</text:p>
          </table:table-cell>
          <table:table-cell table:style-name="ce7" table:formula="of:=AVERAGE(34000;39500;26000)" office:value-type="float" office:value="33166.6666666667">
            <text:p><text:s/>33 166,67 € </text:p>
          </table:table-cell>
          <table:table-cell table:style-name="ce3" office:value-type="string">
            <text:p>Bac + 1 à Bac + 2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Spécialiste des opérations bancaires</text:p>
          </table:table-cell>
          <table:table-cell table:style-name="ce7" table:formula="of:=36662" office:value-type="float" office:value="36662">
            <text:p><text:s/>36 662,00 € </text:p>
          </table:table-cell>
          <table:table-cell table:style-name="ce3" office:value-type="string">
            <text:p>Bac + 1 à Bac + 2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sponsable / animateur d’unité ou d’activité de traitements bancaires</text:p>
          </table:table-cell>
          <table:table-cell table:style-name="ce7" table:formula="of:=40000" office:value-type="float" office:value="40000">
            <text:p><text:s/>40 000,00 € </text:p>
          </table:table-cell>
          <table:table-cell table:style-name="ce3" office:value-type="string">
            <text:p>Bac + 4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nformaticien / chargé de qualité</text:p>
          </table:table-cell>
          <table:table-cell table:style-name="ce7" table:formula="of:=45000" office:value-type="float" office:value="45000">
            <text:p><text:s/>45 000,00 € </text:p>
          </table:table-cell>
          <table:table-cell table:style-name="ce3" office:value-type="string">
            <text:p>Bac + 3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sponsable informatique / organisation / qualité</text:p>
          </table:table-cell>
          <table:table-cell table:style-name="ce7" table:formula="of:=3600*12" office:value-type="float" office:value="43200">
            <text:p><text:s/>43 200,00 € </text:p>
          </table:table-cell>
          <table:table-cell table:style-name="ce3" office:value-type="string">
            <text:p>Bac + 4 à 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4" table:number-rows-spanned="1">
            <text:p>FONCTIONS SUPPORTS</text:p>
          </table:table-cell>
          <table:covered-table-cell table:number-columns-repeated="2" table:style-name="ce6"/>
          <table:covered-table-cell table:style-name="ce9"/>
          <table:table-cell table:number-columns-repeated="1020"/>
        </table:table-row>
        <table:table-row table:style-name="ro1">
          <table:table-cell table:style-name="ce3" office:value-type="string">
            <text:p>Contrôleur périodique / permanent</text:p>
          </table:table-cell>
          <table:table-cell table:style-name="ce7" table:formula="of:=43000" office:value-type="float" office:value="43000">
            <text:p><text:s/>43 000,00 € </text:p>
          </table:table-cell>
          <table:table-cell table:style-name="ce3" office:value-type="string">
            <text:p>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alyste risques</text:p>
          </table:table-cell>
          <table:table-cell table:style-name="ce7" table:formula="of:=4400*12" office:value-type="float" office:value="52800">
            <text:p><text:s/>52 800,00 € </text:p>
          </table:table-cell>
          <table:table-cell table:style-name="ce3" office:value-type="string">
            <text:p>Bac + 5</text:p>
          </table:table-cell>
          <table:table-cell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riste / fiscaliste</text:p>
          </table:table-cell>
          <table:table-cell table:style-name="ce7" table:formula="of:=37000" office:value-type="float" office:value="37000">
            <text:p><text:s/>37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chnicien des ressources humaines</text:p>
          </table:table-cell>
          <table:table-cell table:style-name="ce7" table:formula="of:=40000" office:value-type="float" office:value="40000">
            <text:p><text:s/>40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pécialiste / Responsable des ressources humaines</text:p>
          </table:table-cell>
          <table:table-cell table:style-name="ce7" table:formula="of:=40000" office:value-type="float" office:value="40000">
            <text:p><text:s/>40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stionnaire administratif / secrétaire</text:p>
          </table:table-cell>
          <table:table-cell table:style-name="ce7" table:formula="of:=22000" office:value-type="float" office:value="22000">
            <text:p><text:s/>22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stionnaire marketing / communication</text:p>
          </table:table-cell>
          <table:table-cell table:style-name="ce7" table:formula="of:=35000" office:value-type="float" office:value="35000">
            <text:p><text:s/>35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pécialiste / Responsable marketing / communication</text:p>
          </table:table-cell>
          <table:table-cell table:style-name="ce7" table:formula="of:=35000" office:value-type="float" office:value="35000">
            <text:p><text:s/>35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ntrôleur de gestion</text:p>
          </table:table-cell>
          <table:table-cell table:style-name="ce7" table:formula="of:=34000" office:value-type="float" office:value="34000">
            <text:p><text:s/>34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chnicien comptabilité / finances</text:p>
          </table:table-cell>
          <table:table-cell table:style-name="ce7" table:formula="of:=36000" office:value-type="float" office:value="36000">
            <text:p><text:s/>36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pécialiste / Responsable comptabilité / finances</text:p>
          </table:table-cell>
          <table:table-cell table:style-name="ce7" table:formula="of:=38000" office:value-type="float" office:value="38000">
            <text:p><text:s/>38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echnicien logistique / immobilier</text:p>
          </table:table-cell>
          <table:table-cell table:style-name="ce7" table:formula="of:=28000" office:value-type="float" office:value="28000">
            <text:p><text:s/>28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Responsable / animateur d’unité ou expert logistique</text:p>
          </table:table-cell>
          <table:table-cell table:style-name="ce7" table:formula="of:=36000" office:value-type="float" office:value="36000">
            <text:p><text:s/>36 000,00 € </text:p>
          </table:table-cell>
          <table:table-cell table:number-columns-repeated="2" table:style-name="ce3" office:value-type="string">
            <text:p>Voir le cours 1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_Des_Banques_En_France" table:style-name="ta2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4" table:default-cell-style-name="ce14"/>
        <table:table-column table:style-name="co9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5" table:default-cell-style-name="ce14"/>
        <table:table-row table:style-name="ro1">
          <table:table-cell table:style-name="ce10" office:value-type="string">
            <text:p>Etablissement</text:p>
          </table:table-cell>
          <table:table-cell table:style-name="ce10" office:value-type="string">
            <text:p>Candidature_Spontanee_Pour_Un_Poste_Ingenieur_Generaliste</text:p>
          </table:table-cell>
          <table:table-cell table:style-name="ce10" office:value-type="string">
            <text:p>Siege_Social</text:p>
          </table:table-cell>
          <table:table-cell table:style-name="ce10" office:value-type="string">
            <text:p>Dirigeant(s)</text:p>
          </table:table-cell>
          <table:table-cell table:style-name="ce10" office:value-type="string">
            <text:p>Chiffre_Affaire_2017_[€]</text:p>
          </table:table-cell>
          <table:table-cell/>
          <table:table-cell table:style-name="ce15" office:value-type="string">
            <text:p>Rang</text:p>
          </table:table-cell>
          <table:table-cell table:style-name="ce10" office:value-type="string">
            <text:p>Etablissement</text:p>
          </table:table-cell>
          <table:table-cell table:style-name="ce10" office:value-type="string">
            <text:p><text:s/>Total_Actifs_En_2017_[Milliards EUR]</text:p>
          </table:table-cell>
          <table:table-cell table:number-columns-repeated="1015"/>
        </table:table-row>
        <table:table-row table:style-name="ro1">
          <table:table-cell table:style-name="ce11" office:value-type="string">
            <text:p>Banque de France</text:p>
          </table:table-cell>
          <table:table-cell table:style-name="ce11"/>
          <table:table-cell table:style-name="ce12" office:value-type="string">
            <text:p>Paris</text:p>
          </table:table-cell>
          <table:table-cell table:style-name="ce12" table:number-columns-repeated="2"/>
          <table:table-cell/>
          <table:table-cell table:style-name="ce12" office:value-type="float" office:value="1">
            <text:p>1</text:p>
          </table:table-cell>
          <table:table-cell table:style-name="ce12" office:value-type="string">
            <text:p>BNP Paribas</text:p>
          </table:table-cell>
          <table:table-cell table:style-name="ce16" table:formula="of:=1960.25" office:value-type="float" office:value="1960.25">
            <text:p>1 960,25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AXA Banque</text:p>
          </table:table-cell>
          <table:table-cell table:style-name="ce12"/>
          <table:table-cell table:style-name="ce12" office:value-type="string">
            <text:p>203 RUE CARNOT</text:p>
            <text:p>203 A 205</text:p>
            <text:p>94120 <text:s text:c="2"/>FONTENAY SOUS BOIS</text:p>
          </table:table-cell>
          <table:table-cell table:style-name="ce12" office:value-type="string">
            <office:annotation draw:style-name="gr1" draw:text-style-name="P1" svg:width="11.67cm" svg:height="3.481cm" svg:x="5.888cm" svg:y="0.775cm" draw:caption-point-x="12.247cm" draw:caption-point-y="0.222cm">
              <dc:creator>JA</dc:creator>
              <dc:date>2020-08-19T00:00:00</dc:date>
              <text:p text:style-name="P1">Auteur:</text:p>
              <text:p text:style-name="P1"><text:span text:style-name="T1">M DE WARENGHIEN DE FLORY Amaury</text:span></text:p>
              <text:p text:style-name="P1"><text:span text:style-name="T1">Mme BRONCARD Valéry</text:span></text:p>
              <text:p text:style-name="P1"><text:span text:style-name="T1">Mme SCOGNAMIGLIO Anita</text:span></text:p>
              <text:p text:style-name="P1"><text:span text:style-name="T1">Mme CARRERE Florence</text:span></text:p>
              <text:p text:style-name="P1"><text:span text:style-name="T1">Mme PLESSIX Marie-Cécile</text:span></text:p>
            </office:annotation>
            <text:p>Voir le commentaire</text:p>
          </table:table-cell>
          <table:table-cell table:style-name="ce12"/>
          <table:table-cell/>
          <table:table-cell table:style-name="ce12" office:value-type="float" office:value="2">
            <text:p>2</text:p>
          </table:table-cell>
          <table:table-cell table:style-name="ce12" office:value-type="string">
            <text:p>Credit Agricole Group</text:p>
          </table:table-cell>
          <table:table-cell table:style-name="ce16" table:formula="of:=1763.2" office:value-type="float" office:value="1763.2">
            <text:p>1 763,20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anque populaire</text:p>
          </table:table-cell>
          <table:table-cell table:style-name="ce12" table:number-columns-repeated="4"/>
          <table:table-cell/>
          <table:table-cell table:style-name="ce12" office:value-type="float" office:value="3">
            <text:p>3</text:p>
          </table:table-cell>
          <table:table-cell table:style-name="ce12" office:value-type="string">
            <text:p>Societe Generale</text:p>
          </table:table-cell>
          <table:table-cell table:style-name="ce16" table:formula="of:=1275.13" office:value-type="float" office:value="1275.13">
            <text:p>1 275,13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anque Robeco</text:p>
          </table:table-cell>
          <table:table-cell table:style-name="ce12" table:number-columns-repeated="4"/>
          <table:table-cell/>
          <table:table-cell table:style-name="ce12" office:value-type="float" office:value="4">
            <text:p>4</text:p>
          </table:table-cell>
          <table:table-cell table:style-name="ce12" office:value-type="string">
            <text:p>Groupe BPCE</text:p>
          </table:table-cell>
          <table:table-cell table:style-name="ce16" table:formula="of:=1259.85" office:value-type="float" office:value="1259.85">
            <text:p>1 259,85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anque Transatlantique</text:p>
          </table:table-cell>
          <table:table-cell table:style-name="ce12" table:number-columns-repeated="4"/>
          <table:table-cell/>
          <table:table-cell table:style-name="ce12" office:value-type="float" office:value="5">
            <text:p>5</text:p>
          </table:table-cell>
          <table:table-cell table:style-name="ce12" office:value-type="string">
            <text:p>Credit Mutuel Group</text:p>
          </table:table-cell>
          <table:table-cell table:style-name="ce16" office:value-type="string">
            <text:p>-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NP Paribas</text:p>
          </table:table-cell>
          <table:table-cell table:style-name="ce12" table:number-columns-repeated="4"/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La Banque Postale</text:p>
          </table:table-cell>
          <table:table-cell table:style-name="ce16" table:formula="of:=231.477" office:value-type="float" office:value="231.477">
            <text:p>231,48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PCE</text:p>
          </table:table-cell>
          <table:table-cell table:style-name="ce12" table:number-columns-repeated="4"/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HSBC France</text:p>
          </table:table-cell>
          <table:table-cell table:style-name="ce16" table:formula="of:=167.544" office:value-type="float" office:value="167.544">
            <text:p>167,54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BRED Banque Populaire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aisse des Dépôts et Consignations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aisse d'Espagne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itibank Europe (Branche française)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rédit Agricole Group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rédit Agricole CIB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2" office:value-type="string">
            <text:p>Crédit Commercial de France</text:p>
          </table:table-cell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13" office:value-type="string">
            <text:p>Crédit Coopératif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Credit Industriel et Commercial (CIC)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Crédit du Nord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Crédit Mutuel Group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Dexia Credit Local SA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Groupama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HSBC France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La Banque Postale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LCL S.A. (Le Crédit Lyonnais)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Natixis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Oddo &amp; Cie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Societe Generale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>
          <table:table-cell table:style-name="ce13" office:value-type="string">
            <text:p>Sofinco</text:p>
          </table:table-cell>
          <table:table-cell table:style-name="ce13"/>
          <table:table-cell table:style-name="ce12" table:number-columns-repeated="3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_Des_Banuqes_Non_Epurees" table:style-name="ta3" table:print="false">
        <table:table-column table:style-name="co13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20" table:default-cell-style-name="Excel_20_Built-in_20_Normal"/>
        <table:table-row table:style-name="ro1">
          <table:table-cell table:style-name="ce5" office:value-type="string">
            <text:p>Etablissement</text:p>
          </table:table-cell>
          <table:table-cell table:style-name="ce5" office:value-type="string">
            <text:p>Groupe</text:p>
          </table:table-cell>
          <table:table-cell table:style-name="ce5" office:value-type="string">
            <text:p>Agence de notation Fitch</text:p>
          </table:table-cell>
          <table:table-cell table:style-name="ce5" office:value-type="string">
            <text:p>Agence de notation Moody's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BC international bank plc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GCO finance SNC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GENCE FRANCE LOCALE (new)</text:p>
          </table:table-cell>
          <table:table-cell table:style-name="ce19">
            <draw:custom-shape table:end-cell-address="Liste_Des_Banuqes_Non_Epurees.B5" table:end-x="0.497cm" table:end-y="0.397cm" draw:z-index="0" draw:name="AutoShape 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RKEA DIRECT BANK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XA BANK EUROPE SCF</text:p>
          </table:table-cell>
          <table:table-cell table:style-name="ce19"/>
          <table:table-cell table:style-name="ce19" office:value-type="string">
            <text:p>WD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Aareal bank AG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gence française de développemen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grifigest-Alma - Société financière et agricole de gesti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l Khaliji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llianz banqu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lsabail - Alsacienne de credit bail immobilier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lsolia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merican Express carte France</text:p>
          </table:table-cell>
          <table:table-cell table:style-name="ce19">
            <draw:custom-shape table:end-cell-address="Liste_Des_Banuqes_Non_Epurees.B15" table:end-x="0.497cm" table:end-y="0.397cm" draw:z-index="1" draw:name="AutoShape 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mundi</text:p>
          </table:table-cell>
          <table:table-cell table:style-name="ce3" office:value-type="string">
            <text:p> Crédit Agricole</text:p>
            <draw:custom-shape table:end-cell-address="Liste_Des_Banuqes_Non_Epurees.B16" table:end-x="0.497cm" table:end-y="0.397cm" draw:z-index="2" draw:name="AutoShape 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mundi finance</text:p>
          </table:table-cell>
          <table:table-cell table:style-name="ce3" office:value-type="string">
            <text:p> Crédit Agricole</text:p>
            <draw:custom-shape table:end-cell-address="Liste_Des_Banuqes_Non_Epurees.B17" table:end-x="0.497cm" table:end-y="0.397cm" draw:z-index="3" draw:name="AutoShape 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Amundi tenue de comptes (closed)</text:p>
          </table:table-cell>
          <table:table-cell table:style-name="ce17" office:value-type="string">
            <text:p> Crédit Agricole</text:p>
            <draw:custom-shape table:end-cell-address="Liste_Des_Banuqes_Non_Epurees.B18" table:end-x="0.497cm" table:end-y="0.397cm" draw:z-index="4" draw:name="AutoShape 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Arkea credit bail (closed)</text:p>
          </table:table-cell>
          <table:table-cell table:style-name="ce17" office:value-type="string">
            <text:p> Crédit Mutuel</text:p>
            <draw:custom-shape table:end-cell-address="Liste_Des_Banuqes_Non_Epurees.B19" table:end-x="0.497cm" table:end-y="0.397cm" draw:z-index="5" draw:name="AutoShape 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rkéa Home Loans SFH</text:p>
          </table:table-cell>
          <table:table-cell table:style-name="ce3" office:value-type="string">
            <text:p> Crédit Mutuel</text:p>
            <draw:custom-shape table:end-cell-address="Liste_Des_Banuqes_Non_Epurees.B20" table:end-x="0.497cm" table:end-y="0.397cm" draw:z-index="6" draw:name="AutoShape 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rkéa banking services</text:p>
          </table:table-cell>
          <table:table-cell table:style-name="ce3" office:value-type="string">
            <text:p> Crédit Mutuel</text:p>
            <draw:custom-shape table:end-cell-address="Liste_Des_Banuqes_Non_Epurees.B21" table:end-x="0.497cm" table:end-y="0.397cm" draw:z-index="7" draw:name="AutoShape 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rkéa banque entreprises et institutionnels</text:p>
          </table:table-cell>
          <table:table-cell table:style-name="ce3" office:value-type="string">
            <text:p> Crédit Mutuel</text:p>
            <draw:custom-shape table:end-cell-address="Liste_Des_Banuqes_Non_Epurees.B22" table:end-x="0.497cm" table:end-y="0.397cm" draw:z-index="8" draw:name="AutoShape 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rkéa public sector SCF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ttijariwafa bank europ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ustralia and New Zealand banking group limited (new)</text:p>
          </table:table-cell>
          <table:table-cell table:style-name="ce19">
            <draw:custom-shape table:end-cell-address="Liste_Des_Banuqes_Non_Epurees.B25" table:end-x="0.497cm" table:end-y="0.397cm" draw:z-index="9" draw:name="AutoShape 1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uxifip</text:p>
          </table:table-cell>
          <table:table-cell table:style-name="ce3" office:value-type="string">
            <text:p> Crédit Agrico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Axa banqu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Axa banque financemen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OF COMMUNICATIONS (LUXEMBOURG) S.A. (new)</text:p>
          </table:table-cell>
          <table:table-cell table:style-name="ce19">
            <draw:custom-shape table:end-cell-address="Liste_Des_Banuqes_Non_Epurees.B29" table:end-x="0.497cm" table:end-y="0.397cm" draw:z-index="10" draw:name="AutoShape 1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POPULAIRE AUVERGNE RHONE ALPES</text:p>
          </table:table-cell>
          <table:table-cell table:style-name="ce3" office:value-type="string">
            <text:p> BPCE</text:p>
            <draw:custom-shape table:end-cell-address="Liste_Des_Banuqes_Non_Epurees.B30" table:end-x="0.497cm" table:end-y="0.397cm" draw:z-index="11" draw:name="AutoShape 1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MEDITERRANEE</text:p>
          </table:table-cell>
          <table:table-cell table:style-name="ce3" office:value-type="string">
            <text:p> BPCE</text:p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BANQUE RICHELIEU FR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EMO EUROPE - BANQUE PRIVE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GFIBANK EUROP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MCE Bank international plc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MW Finance</text:p>
          </table:table-cell>
          <table:table-cell table:style-name="ce20">
            <draw:custom-shape table:end-cell-address="Liste_Des_Banuqes_Non_Epurees.B36" table:end-x="0.497cm" table:end-y="0.398cm" draw:z-index="12" draw:name="AutoShape 1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ANTILLES-GUYANE</text:p>
          </table:table-cell>
          <table:table-cell table:style-name="ce3" office:value-type="string">
            <text:p> BNP Paribas</text:p>
            <draw:custom-shape table:end-cell-address="Liste_Des_Banuqes_Non_Epurees.B37" table:end-x="0.497cm" table:end-y="0.398cm" draw:z-index="13" draw:name="AutoShape 14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</text:p>
          </table:table-cell>
          <table:table-cell table:style-name="ce3" office:value-type="string">
            <text:p> BNP Paribas</text:p>
            <draw:custom-shape table:end-cell-address="Liste_Des_Banuqes_Non_Epurees.B38" table:end-x="0.497cm" table:end-y="0.397cm" draw:z-index="14" draw:name="AutoShape 1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+</text:p>
          </table:table-cell>
          <table:table-cell table:style-name="ce20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NP Paribas Factor</text:p>
          </table:table-cell>
          <table:table-cell table:style-name="ce3" office:value-type="string">
            <text:p> BNP Paribas</text:p>
            <draw:custom-shape table:end-cell-address="Liste_Des_Banuqes_Non_Epurees.B39" table:end-x="0.497cm" table:end-y="0.397cm" draw:z-index="15" draw:name="AutoShape 1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BNP Paribas Guadeloupe (closed)</text:p>
          </table:table-cell>
          <table:table-cell table:style-name="ce17" office:value-type="string">
            <text:p> BNP Paribas</text:p>
            <draw:custom-shape table:end-cell-address="Liste_Des_Banuqes_Non_Epurees.B40" table:end-x="0.497cm" table:end-y="0.397cm" draw:z-index="16" draw:name="AutoShape 1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BNP Paribas Guyane (closed)</text:p>
          </table:table-cell>
          <table:table-cell table:style-name="ce17" office:value-type="string">
            <text:p> BNP Paribas</text:p>
            <draw:custom-shape table:end-cell-address="Liste_Des_Banuqes_Non_Epurees.B41" table:end-x="0.497cm" table:end-y="0.397cm" draw:z-index="17" draw:name="AutoShape 1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Lease Group</text:p>
          </table:table-cell>
          <table:table-cell table:style-name="ce3" office:value-type="string">
            <text:p> BNP Paribas</text:p>
            <draw:custom-shape table:end-cell-address="Liste_Des_Banuqes_Non_Epurees.B42" table:end-x="0.497cm" table:end-y="0.397cm" draw:z-index="18" draw:name="AutoShape 1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Personal Finance</text:p>
          </table:table-cell>
          <table:table-cell table:style-name="ce3" office:value-type="string">
            <text:p> BNP Paribas</text:p>
            <draw:custom-shape table:end-cell-address="Liste_Des_Banuqes_Non_Epurees.B43" table:end-x="0.497cm" table:end-y="0.397cm" draw:z-index="19" draw:name="AutoShape 2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Public Sector SCF</text:p>
          </table:table-cell>
          <table:table-cell table:style-name="ce3" office:value-type="string">
            <text:p> BNP Paribas</text:p>
            <draw:custom-shape table:end-cell-address="Liste_Des_Banuqes_Non_Epurees.B44" table:end-x="0.497cm" table:end-y="0.397cm" draw:z-index="20" draw:name="AutoShape 2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WD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BNP Paribas Réunion</text:p>
          </table:table-cell>
          <table:table-cell table:style-name="ce3" office:value-type="string">
            <text:p> BNP Paribas</text:p>
            <draw:custom-shape table:end-cell-address="Liste_Des_Banuqes_Non_Epurees.B45" table:end-x="0.497cm" table:end-y="0.397cm" draw:z-index="21" draw:name="AutoShape 2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BNP Paribas dealing services (closed)</text:p>
          </table:table-cell>
          <table:table-cell table:style-name="ce17" office:value-type="string">
            <text:p> BNP Paribas</text:p>
            <draw:custom-shape table:end-cell-address="Liste_Des_Banuqes_Non_Epurees.B46" table:end-x="0.497cm" table:end-y="0.397cm" draw:z-index="22" draw:name="AutoShape 2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home loan SFH</text:p>
          </table:table-cell>
          <table:table-cell table:style-name="ce3" office:value-type="string">
            <text:p> BNP Paribas</text:p>
            <draw:custom-shape table:end-cell-address="Liste_Des_Banuqes_Non_Epurees.B47" table:end-x="0.497cm" table:end-y="0.397cm" draw:z-index="23" draw:name="AutoShape 2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NP Paribas securities services</text:p>
          </table:table-cell>
          <table:table-cell table:style-name="ce3" office:value-type="string">
            <text:p> BNP Paribas</text:p>
            <draw:custom-shape table:end-cell-address="Liste_Des_Banuqes_Non_Epurees.B48" table:end-x="0.497cm" table:end-y="0.397cm" draw:z-index="24" draw:name="AutoShape 2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+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17" office:value-type="string">
            <text:p>BNP Paribas wealth management (closed)</text:p>
          </table:table-cell>
          <table:table-cell table:style-name="ce17" office:value-type="string">
            <text:p> BNP Paribas</text:p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OA France</text:p>
          </table:table-cell>
          <table:table-cell table:style-name="ce20">
            <draw:custom-shape table:end-cell-address="Liste_Des_Banuqes_Non_Epurees.B50" table:end-x="0.497cm" table:end-y="0.397cm" draw:z-index="25" draw:name="AutoShape 2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PCE</text:p>
          </table:table-cell>
          <table:table-cell table:style-name="ce3" office:value-type="string">
            <text:p> BPCE</text:p>
            <draw:custom-shape table:end-cell-address="Liste_Des_Banuqes_Non_Epurees.B51" table:end-x="0.497cm" table:end-y="0.397cm" draw:z-index="26" draw:name="AutoShape 2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PCE International et Outremer (BPCE IOM)</text:p>
          </table:table-cell>
          <table:table-cell table:style-name="ce3" office:value-type="string">
            <text:p> BPCE</text:p>
            <draw:custom-shape table:end-cell-address="Liste_Des_Banuqes_Non_Epurees.B52" table:end-x="0.497cm" table:end-y="0.397cm" draw:z-index="27" draw:name="AutoShape 2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PCE SFH</text:p>
          </table:table-cell>
          <table:table-cell table:style-name="ce3" office:value-type="string">
            <text:p> BPC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PE</text:p>
          </table:table-cell>
          <table:table-cell table:style-name="ce20">
            <draw:custom-shape table:end-cell-address="Liste_Des_Banuqes_Non_Epurees.B54" table:end-x="0.497cm" table:end-y="0.397cm" draw:z-index="28" draw:name="AutoShape 2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RED - Banque populaire</text:p>
          </table:table-cell>
          <table:table-cell table:style-name="ce3" office:value-type="string">
            <text:p> BPCE</text:p>
            <draw:custom-shape table:end-cell-address="Liste_Des_Banuqes_Non_Epurees.B55" table:end-x="0.497cm" table:end-y="0.397cm" draw:z-index="29" draw:name="AutoShape 3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RED Cofilease</text:p>
          </table:table-cell>
          <table:table-cell table:style-name="ce3" office:value-type="string">
            <text:p> BPCE</text:p>
            <draw:custom-shape table:end-cell-address="Liste_Des_Banuqes_Non_Epurees.B56" table:end-x="0.497cm" table:end-y="0.397cm" draw:z-index="30" draw:name="AutoShape 3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RED Gestion</text:p>
          </table:table-cell>
          <table:table-cell table:style-name="ce3" office:value-type="string">
            <text:p> BPCE</text:p>
            <draw:custom-shape table:end-cell-address="Liste_Des_Banuqes_Non_Epurees.B57" table:end-x="0.497cm" table:end-y="0.397cm" draw:z-index="31" draw:name="AutoShape 3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Bail-actea (closed)</text:p>
          </table:table-cell>
          <table:table-cell table:style-name="ce17" office:value-type="string">
            <text:p> Crédit Mutuel</text:p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ca Carige S.p.a - Cassa di Risparmio di Genova e Imperia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co BPI</text:p>
          </table:table-cell>
          <table:table-cell table:style-name="ce20">
            <draw:custom-shape table:end-cell-address="Liste_Des_Banuqes_Non_Epurees.B60" table:end-x="0.497cm" table:end-y="0.397cm" draw:z-index="32" draw:name="AutoShape 3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co Bilbao Vizcaya Argentaria (BBVA)</text:p>
          </table:table-cell>
          <table:table-cell table:style-name="ce3" office:value-type="string">
            <text:p> BBVA</text:p>
            <draw:custom-shape table:end-cell-address="Liste_Des_Banuqes_Non_Epurees.B61" table:end-x="0.497cm" table:end-y="0.397cm" draw:z-index="33" draw:name="AutoShape 3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co Santander SA</text:p>
          </table:table-cell>
          <table:table-cell table:style-name="ce3" office:value-type="string">
            <text:p> Santander</text:p>
            <draw:custom-shape table:end-cell-address="Liste_Des_Banuqes_Non_Epurees.B62" table:end-x="0.497cm" table:end-y="0.397cm" draw:z-index="34" draw:name="AutoShape 3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co de Sabadell</text:p>
          </table:table-cell>
          <table:table-cell table:style-name="ce3" office:value-type="string">
            <text:p> Banco Sabadel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co do Brasil AG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Audi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Melli Iran</text:p>
          </table:table-cell>
          <table:table-cell table:style-name="ce20">
            <draw:custom-shape table:end-cell-address="Liste_Des_Banuqes_Non_Epurees.B66" table:end-x="0.497cm" table:end-y="0.397cm" draw:z-index="35" draw:name="AutoShape 3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17" office:value-type="string">
            <text:p>Bank Polska Kasa Opieki Spolka Akcyjna (closed)</text:p>
          </table:table-cell>
          <table:table-cell table:style-name="ce17" office:value-type="string">
            <text:p> UniCredit</text:p>
          </table:table-cell>
          <table:table-cell table:style-name="ce21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k Saderat Ira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Sepah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Tejara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of America Merrill Lynch international limite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of China limited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k of India</text:p>
          </table:table-cell>
          <table:table-cell table:style-name="ce19">
            <draw:custom-shape table:end-cell-address="Liste_Des_Banuqes_Non_Epurees.B73" table:end-x="0.497cm" table:end-y="0.397cm" draw:z-index="36" draw:name="AutoShape 3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k of Scotland plc</text:p>
          </table:table-cell>
          <table:table-cell table:style-name="ce3" office:value-type="string">
            <text:p> Lloyds</text:p>
            <draw:custom-shape table:end-cell-address="Liste_Des_Banuqes_Non_Epurees.B74" table:end-x="0.497cm" table:end-y="0.397cm" draw:z-index="37" draw:name="AutoShape 3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BCP</text:p>
          </table:table-cell>
          <table:table-cell table:style-name="ce3" office:value-type="string">
            <text:p> Millennium BCP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BIA</text:p>
          </table:table-cell>
          <table:table-cell table:style-name="ce20">
            <draw:custom-shape table:end-cell-address="Liste_Des_Banuqes_Non_Epurees.B76" table:end-x="0.497cm" table:end-y="0.397cm" draw:z-index="38" draw:name="AutoShape 3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IC Est</text:p>
          </table:table-cell>
          <table:table-cell table:style-name="ce3" office:value-type="string">
            <text:p> Crédit Mutuel</text:p>
            <draw:custom-shape table:end-cell-address="Liste_Des_Banuqes_Non_Epurees.B77" table:end-x="0.497cm" table:end-y="0.397cm" draw:z-index="39" draw:name="AutoShape 4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IC Nord Ouest</text:p>
          </table:table-cell>
          <table:table-cell table:style-name="ce3" office:value-type="string">
            <text:p> Crédit Mutuel</text:p>
            <draw:custom-shape table:end-cell-address="Liste_Des_Banuqes_Non_Epurees.B78" table:end-x="0.497cm" table:end-y="0.398cm" draw:z-index="40" draw:name="AutoShape 4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IC Ouest</text:p>
          </table:table-cell>
          <table:table-cell table:style-name="ce3" office:value-type="string">
            <text:p> Crédit Mutuel</text:p>
            <draw:custom-shape table:end-cell-address="Liste_Des_Banuqes_Non_Epurees.B79" table:end-x="0.497cm" table:end-y="0.398cm" draw:z-index="41" draw:name="AutoShape 42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IC Sud Ouest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haabi du Maroc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Chabrières</text:p>
          </table:table-cell>
          <table:table-cell table:style-name="ce20">
            <draw:custom-shape table:end-cell-address="Liste_Des_Banuqes_Non_Epurees.B82" table:end-x="0.497cm" table:end-y="0.397cm" draw:z-index="42" draw:name="AutoShape 4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haix (closed)</text:p>
          </table:table-cell>
          <table:table-cell table:style-name="ce3" office:value-type="string">
            <text:p> BPCE</text:p>
            <draw:custom-shape table:end-cell-address="Liste_Des_Banuqes_Non_Epurees.B83" table:end-x="0.497cm" table:end-y="0.397cm" draw:z-index="43" draw:name="AutoShape 4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halus</text:p>
          </table:table-cell>
          <table:table-cell table:style-name="ce3" office:value-type="string">
            <text:p> Crédit Agrico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ourtois - successeurs de l'ancienne maison Courtois et Cie depuis 1760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Degroof Petercam Fr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Delubac et Cie</text:p>
          </table:table-cell>
          <table:table-cell table:style-name="ce19">
            <draw:custom-shape table:end-cell-address="Liste_Des_Banuqes_Non_Epurees.B87" table:end-x="0.497cm" table:end-y="0.397cm" draw:z-index="44" draw:name="AutoShape 4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upuy de Parseval</text:p>
          </table:table-cell>
          <table:table-cell table:style-name="ce3" office:value-type="string">
            <text:p> BPC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Edel SNC</text:p>
          </table:table-cell>
          <table:table-cell table:style-name="ce19" table:number-columns-repeated="2"/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Espirito Santo et de la Vénétie</text:p>
          </table:table-cell>
          <table:table-cell table:style-name="ce20">
            <draw:custom-shape table:end-cell-address="Liste_Des_Banuqes_Non_Epurees.B90" table:end-x="0.497cm" table:end-y="0.397cm" draw:z-index="45" draw:name="AutoShape 4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Européenne du Crédit Mutuel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Fiducial</text:p>
          </table:table-cell>
          <table:table-cell table:style-name="ce20">
            <draw:custom-shape table:end-cell-address="Liste_Des_Banuqes_Non_Epurees.B92" table:end-x="0.497cm" table:end-y="0.397cm" draw:z-index="46" draw:name="AutoShape 4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Française Commerciale Océan Indien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Hottinguer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Kolb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Laydernier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Leonardo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Martin - Maurel (new)</text:p>
          </table:table-cell>
          <table:table-cell table:style-name="ce20">
            <draw:custom-shape table:end-cell-address="Liste_Des_Banuqes_Non_Epurees.B98" table:end-x="0.497cm" table:end-y="0.397cm" draw:z-index="47" draw:name="AutoShape 4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Marze</text:p>
          </table:table-cell>
          <table:table-cell table:style-name="ce3" office:value-type="string">
            <text:p> BPC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Michel Inchauspé - BAMI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Misr</text:p>
          </table:table-cell>
          <table:table-cell table:style-name="ce19">
            <draw:custom-shape table:end-cell-address="Liste_Des_Banuqes_Non_Epurees.B101" table:end-x="0.497cm" table:end-y="0.397cm" draw:z-index="48" draw:name="AutoShape 4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Neuflize OBC</text:p>
          </table:table-cell>
          <table:table-cell table:style-name="ce3" office:value-type="string">
            <text:p> ABN AMRO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Nomura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Nuger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PSA finance</text:p>
          </table:table-cell>
          <table:table-cell table:style-name="ce19">
            <draw:custom-shape table:end-cell-address="Liste_Des_Banuqes_Non_Epurees.B105" table:end-x="0.497cm" table:end-y="0.397cm" draw:z-index="49" draw:name="AutoShape 5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alatine</text:p>
          </table:table-cell>
          <table:table-cell table:style-name="ce3" office:value-type="string">
            <text:p> BPCE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uyann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Revill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Rhône-Alpes - Groupe Crédit du Nor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SBA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Saint-Olive</text:p>
          </table:table-cell>
          <table:table-cell table:style-name="ce19">
            <draw:custom-shape table:end-cell-address="Liste_Des_Banuqes_Non_Epurees.B111" table:end-x="0.497cm" table:end-y="0.397cm" draw:z-index="50" draw:name="AutoShape 5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Solfea</text:p>
          </table:table-cell>
          <table:table-cell table:style-name="ce3" office:value-type="string">
            <text:p> BNP Paribas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Tarneau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Thémis</text:p>
          </table:table-cell>
          <table:table-cell table:style-name="ce20">
            <draw:custom-shape table:end-cell-address="Liste_Des_Banuqes_Non_Epurees.B114" table:end-x="0.497cm" table:end-y="0.397cm" draw:z-index="51" draw:name="AutoShape 5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Transatlantique S.A.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Travelex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cantonale de Genève (France) S.A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centrale de compensation</text:p>
          </table:table-cell>
          <table:table-cell table:style-name="ce20">
            <draw:custom-shape table:end-cell-address="Liste_Des_Banuqes_Non_Epurees.B118" table:end-x="0.497cm" table:end-y="0.397cm" draw:z-index="52" draw:name="AutoShape 5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commerciale du marché nord Europe-BCMNE (closed)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'escompt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de France</text:p>
          </table:table-cell>
          <table:table-cell table:style-name="ce19">
            <draw:custom-shape table:end-cell-address="Liste_Des_Banuqes_Non_Epurees.B121" table:end-x="0.497cm" table:end-y="0.398cm" draw:z-index="53" draw:name="AutoShape 54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e Saint-Pierre et Miquelon (closed)</text:p>
          </table:table-cell>
          <table:table-cell table:style-name="ce3" office:value-type="string">
            <text:p> BPCE</text:p>
            <draw:custom-shape table:end-cell-address="Liste_Des_Banuqes_Non_Epurees.B122" table:end-x="0.497cm" table:end-y="0.397cm" draw:z-index="54" draw:name="AutoShape 5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e Savoie</text:p>
          </table:table-cell>
          <table:table-cell table:style-name="ce3" office:value-type="string">
            <text:p> BPCE</text:p>
            <draw:custom-shape table:end-cell-address="Liste_Des_Banuqes_Non_Epurees.B123" table:end-x="0.497cm" table:end-y="0.397cm" draw:z-index="55" draw:name="AutoShape 5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e la Réunion (closed)</text:p>
          </table:table-cell>
          <table:table-cell table:style-name="ce3" office:value-type="string">
            <text:p> BPC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e réalisations de gestion et de financement - Régéfi</text:p>
          </table:table-cell>
          <table:table-cell table:style-name="ce19">
            <draw:custom-shape table:end-cell-address="Liste_Des_Banuqes_Non_Epurees.B125" table:end-x="0.497cm" table:end-y="0.397cm" draw:z-index="56" draw:name="AutoShape 5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es Antilles françaises "B.D.A.F." (closed)</text:p>
          </table:table-cell>
          <table:table-cell table:style-name="ce3" office:value-type="string">
            <text:p> BPC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du bâtiment et des travaux publics - BTP banqu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du groupe Casino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francais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française commerciale Antilles-Guyane - B.F.C. Antilles-Guyane (closed)</text:p>
          </table:table-cell>
          <table:table-cell table:style-name="ce20">
            <draw:custom-shape table:end-cell-address="Liste_Des_Banuqes_Non_Epurees.B130" table:end-x="0.497cm" table:end-y="0.397cm" draw:z-index="57" draw:name="AutoShape 5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française mutualiste - B.F.M.</text:p>
          </table:table-cell>
          <table:table-cell table:style-name="ce3" office:value-type="string">
            <text:p> Société Générale</text:p>
            <draw:custom-shape table:end-cell-address="Liste_Des_Banuqes_Non_Epurees.B131" table:end-x="0.497cm" table:end-y="0.397cm" draw:z-index="58" draw:name="AutoShape 5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BBB-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Banque fédérative du crédit mutuel</text:p>
          </table:table-cell>
          <table:table-cell table:style-name="ce3" office:value-type="string">
            <text:p> Crédit Mutuel</text:p>
            <draw:custom-shape table:end-cell-address="Liste_Des_Banuqes_Non_Epurees.B132" table:end-x="0.497cm" table:end-y="0.397cm" draw:z-index="59" draw:name="AutoShape 6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+</text:p>
          </table:table-cell>
          <table:table-cell table:style-name="ce20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internationale de commerce - BRED</text:p>
          </table:table-cell>
          <table:table-cell table:style-name="ce3" office:value-type="string">
            <text:p> BPC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nque monétaire et financière - B.M.F. (closed)</text:p>
          </table:table-cell>
          <table:table-cell table:style-name="ce20" table:number-columns-repeated="2"/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nationale de Paris Intercontinental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nque patrimoine et immobilier (B.P.I.) (closed)</text:p>
          </table:table-cell>
          <table:table-cell table:style-name="ce20">
            <draw:custom-shape table:end-cell-address="Liste_Des_Banuqes_Non_Epurees.B136" table:end-x="0.497cm" table:end-y="0.397cm" draw:z-index="60" draw:name="AutoShape 6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Banque populaire Alsace Lorraine Champagne</text:p>
          </table:table-cell>
          <table:table-cell table:style-name="ce3" office:value-type="string">
            <text:p> BPCE</text:p>
            <draw:custom-shape table:end-cell-address="Liste_Des_Banuqes_Non_Epurees.B137" table:end-x="0.497cm" table:end-y="0.397cm" draw:z-index="61" draw:name="AutoShape 6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Aquitaine Centre Atlantique</text:p>
          </table:table-cell>
          <table:table-cell table:style-name="ce3" office:value-type="string">
            <text:p> BPCE</text:p>
            <draw:custom-shape table:end-cell-address="Liste_Des_Banuqes_Non_Epurees.B138" table:end-x="0.497cm" table:end-y="0.397cm" draw:z-index="62" draw:name="AutoShape 6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Bourgogne Franche-Comté</text:p>
          </table:table-cell>
          <table:table-cell table:style-name="ce3" office:value-type="string">
            <text:p> BPCE</text:p>
            <draw:custom-shape table:end-cell-address="Liste_Des_Banuqes_Non_Epurees.B139" table:end-x="0.497cm" table:end-y="0.397cm" draw:z-index="63" draw:name="AutoShape 6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Côte d'Azur (closed)</text:p>
          </table:table-cell>
          <table:table-cell table:style-name="ce3" office:value-type="string">
            <text:p> BPCE</text:p>
            <draw:custom-shape table:end-cell-address="Liste_Des_Banuqes_Non_Epurees.B140" table:end-x="0.497cm" table:end-y="0.397cm" draw:z-index="64" draw:name="AutoShape 6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Grand Ouest</text:p>
          </table:table-cell>
          <table:table-cell table:style-name="ce3" office:value-type="string">
            <text:p> BPCE</text:p>
            <draw:custom-shape table:end-cell-address="Liste_Des_Banuqes_Non_Epurees.B141" table:end-x="0.497cm" table:end-y="0.397cm" draw:z-index="65" draw:name="AutoShape 6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Loire et Lyonnais (closed)</text:p>
          </table:table-cell>
          <table:table-cell table:style-name="ce3" office:value-type="string">
            <text:p> BPCE</text:p>
            <draw:custom-shape table:end-cell-address="Liste_Des_Banuqes_Non_Epurees.B142" table:end-x="0.497cm" table:end-y="0.397cm" draw:z-index="66" draw:name="AutoShape 6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Banque populaire Occitane</text:p>
          </table:table-cell>
          <table:table-cell table:style-name="ce3" office:value-type="string">
            <text:p> BPCE</text:p>
            <draw:custom-shape table:end-cell-address="Liste_Des_Banuqes_Non_Epurees.B143" table:end-x="0.497cm" table:end-y="0.397cm" draw:z-index="67" draw:name="AutoShape 6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Rives de Paris</text:p>
          </table:table-cell>
          <table:table-cell table:style-name="ce3" office:value-type="string">
            <text:p> BPCE</text:p>
            <draw:custom-shape table:end-cell-address="Liste_Des_Banuqes_Non_Epurees.B144" table:end-x="0.497cm" table:end-y="0.397cm" draw:z-index="68" draw:name="AutoShape 6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Val de France (2ème du nom)</text:p>
          </table:table-cell>
          <table:table-cell table:style-name="ce3" office:value-type="string">
            <text:p> BPCE</text:p>
            <draw:custom-shape table:end-cell-address="Liste_Des_Banuqes_Non_Epurees.B145" table:end-x="0.497cm" table:end-y="0.397cm" draw:z-index="69" draw:name="AutoShape 7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d'Alsace (closed)</text:p>
          </table:table-cell>
          <table:table-cell table:style-name="ce3" office:value-type="string">
            <text:p> BPCE</text:p>
            <draw:custom-shape table:end-cell-address="Liste_Des_Banuqes_Non_Epurees.B146" table:end-x="0.497cm" table:end-y="0.397cm" draw:z-index="70" draw:name="AutoShape 7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Banque populaire de l'Ouest (closed)</text:p>
          </table:table-cell>
          <table:table-cell table:style-name="ce3" office:value-type="string">
            <text:p> BPCE</text:p>
            <draw:custom-shape table:end-cell-address="Liste_Des_Banuqes_Non_Epurees.B147" table:end-x="0.497cm" table:end-y="0.397cm" draw:z-index="71" draw:name="AutoShape 7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du Massif central (closed)</text:p>
          </table:table-cell>
          <table:table-cell table:style-name="ce3" office:value-type="string">
            <text:p> BPCE</text:p>
            <draw:custom-shape table:end-cell-address="Liste_Des_Banuqes_Non_Epurees.B148" table:end-x="0.497cm" table:end-y="0.397cm" draw:z-index="72" draw:name="AutoShape 7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du Nord</text:p>
          </table:table-cell>
          <table:table-cell table:style-name="ce3" office:value-type="string">
            <text:p> BPCE</text:p>
            <draw:custom-shape table:end-cell-address="Liste_Des_Banuqes_Non_Epurees.B149" table:end-x="0.497cm" table:end-y="0.397cm" draw:z-index="73" draw:name="AutoShape 7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nque populaire du Sud</text:p>
          </table:table-cell>
          <table:table-cell table:style-name="ce3" office:value-type="string">
            <text:p> BPCE</text:p>
            <draw:custom-shape table:end-cell-address="Liste_Des_Banuqes_Non_Epurees.B150" table:end-x="0.497cm" table:end-y="0.397cm" draw:z-index="74" draw:name="AutoShape 7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Banques Populaires covered bonds</text:p>
          </table:table-cell>
          <table:table-cell table:style-name="ce3" office:value-type="string">
            <text:p> BPCE</text:p>
            <draw:custom-shape table:end-cell-address="Liste_Des_Banuqes_Non_Epurees.B151" table:end-x="0.497cm" table:end-y="0.397cm" draw:z-index="75" draw:name="AutoShape 7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rclays bank plc</text:p>
          </table:table-cell>
          <table:table-cell table:style-name="ce3" office:value-type="string">
            <text:p> Barclays</text:p>
          </table:table-cell>
          <table:table-cell table:style-name="ce20"/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ti Leas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tifranc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timap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tiroc Bretagne - Pays de Loir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atiroc normandie (closed)</text:p>
          </table:table-cell>
          <table:table-cell table:style-name="ce19">
            <draw:custom-shape table:end-cell-address="Liste_Des_Banuqes_Non_Epurees.B157" table:end-x="0.497cm" table:end-y="0.397cm" draw:z-index="76" draw:name="AutoShape 7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ayerische landesbank</text:p>
          </table:table-cell>
          <table:table-cell table:style-name="ce3" office:value-type="string">
            <text:p> BayernLB</text:p>
            <draw:custom-shape table:end-cell-address="Liste_Des_Banuqes_Non_Epurees.B158" table:end-x="0.497cm" table:end-y="0.397cm" draw:z-index="77" draw:name="AutoShape 7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erlin Hyp AG (new)</text:p>
          </table:table-cell>
          <table:table-cell table:style-name="ce3" office:value-type="string">
            <text:p> Sparkassen</text:p>
            <draw:custom-shape table:end-cell-address="Liste_Des_Banuqes_Non_Epurees.B159" table:end-x="0.497cm" table:end-y="0.397cm" draw:z-index="78" draw:name="AutoShape 7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forbank</text:p>
          </table:table-cell>
          <table:table-cell table:style-name="ce3" office:value-type="string">
            <text:p> Crédit Agrico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ibby factor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inckbank NV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lom bank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ourgogne garantie</text:p>
          </table:table-cell>
          <table:table-cell table:style-name="ce20">
            <draw:custom-shape table:end-cell-address="Liste_Des_Banuqes_Non_Epurees.B164" table:end-x="0.497cm" table:end-y="0.397cm" draw:z-index="79" draw:name="AutoShape 8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oursorama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Bpifrance Financemen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pifrance Région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yblos bank Europ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.R.H. - Caisse de refinancement de l'habitat</text:p>
          </table:table-cell>
          <table:table-cell table:style-name="ce19">
            <draw:custom-shape table:end-cell-address="Liste_Des_Banuqes_Non_Epurees.B169" table:end-x="0.497cm" table:end-y="0.397cm" draw:z-index="80" draw:name="AutoShape 8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2C - Cartes et crédits à la consommation (closed)</text:p>
          </table:table-cell>
          <table:table-cell table:style-name="ce3" office:value-type="string">
            <text:p> Crédit Mutuel</text:p>
            <draw:custom-shape table:end-cell-address="Liste_Des_Banuqes_Non_Epurees.B170" table:end-x="0.497cm" table:end-y="0.397cm" draw:z-index="81" draw:name="AutoShape 8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 Consumer Finance</text:p>
          </table:table-cell>
          <table:table-cell table:style-name="ce3" office:value-type="string">
            <text:p> Crédit Agricole</text:p>
            <draw:custom-shape table:end-cell-address="Liste_Des_Banuqes_Non_Epurees.B171" table:end-x="0.497cm" table:end-y="0.397cm" draw:z-index="82" draw:name="AutoShape 8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 INDOSUEZ WEALTH (FRANCE)</text:p>
          </table:table-cell>
          <table:table-cell table:style-name="ce3" office:value-type="string">
            <text:p> Crédit Agricole</text:p>
            <draw:custom-shape table:end-cell-address="Liste_Des_Banuqes_Non_Epurees.B172" table:end-x="0.497cm" table:end-y="0.397cm" draw:z-index="83" draw:name="AutoShape 8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CEIS Bank</text:p>
          </table:table-cell>
          <table:table-cell table:style-name="ce3" office:value-type="string">
            <text:p> Crédit Agricole</text:p>
            <draw:custom-shape table:end-cell-address="Liste_Des_Banuqes_Non_Epurees.B173" table:end-x="0.497cm" table:end-y="0.397cm" draw:z-index="84" draw:name="AutoShape 8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D'EPARGNE ET DE PREVOYANCE GRAND EST EUROPE</text:p>
          </table:table-cell>
          <table:table-cell table:style-name="ce3" office:value-type="string">
            <text:p> BPCE</text:p>
            <draw:custom-shape table:end-cell-address="Liste_Des_Banuqes_Non_Epurees.B174" table:end-x="0.497cm" table:end-y="0.397cm" draw:z-index="85" draw:name="AutoShape 8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SDEN Banque Populaire</text:p>
          </table:table-cell>
          <table:table-cell table:style-name="ce3" office:value-type="string">
            <text:p> BPCE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HINA CONSTRUCTION BANK (EUROPE) S.A (new)</text:p>
          </table:table-cell>
          <table:table-cell table:style-name="ce20">
            <draw:custom-shape table:end-cell-address="Liste_Des_Banuqes_Non_Epurees.B176" table:end-x="0.497cm" table:end-y="0.397cm" draw:z-index="86" draw:name="AutoShape 8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IC Iberbanco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IF EUROMORTGAG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IT (France) S.A.S.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ITIBANK EUROPE PUBLIC LIMITED COMPANY</text:p>
          </table:table-cell>
          <table:table-cell table:style-name="ce20">
            <draw:custom-shape table:end-cell-address="Liste_Des_Banuqes_Non_Epurees.B180" table:end-x="0.497cm" table:end-y="0.397cm" draw:z-index="87" draw:name="AutoShape 8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M-CIC Bail</text:p>
          </table:table-cell>
          <table:table-cell table:style-name="ce3" office:value-type="string">
            <text:p> Crédit Mutuel</text:p>
            <draw:custom-shape table:end-cell-address="Liste_Des_Banuqes_Non_Epurees.B181" table:end-x="0.497cm" table:end-y="0.397cm" draw:z-index="88" draw:name="AutoShape 8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M-CIC Factor</text:p>
          </table:table-cell>
          <table:table-cell table:style-name="ce3" office:value-type="string">
            <text:p> Crédit Mutuel</text:p>
            <draw:custom-shape table:end-cell-address="Liste_Des_Banuqes_Non_Epurees.B182" table:end-x="0.497cm" table:end-y="0.397cm" draw:z-index="89" draw:name="AutoShape 9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MCIC Lease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MP-Banque</text:p>
          </table:table-cell>
          <table:table-cell table:style-name="ce20">
            <draw:custom-shape table:end-cell-address="Liste_Des_Banuqes_Non_Epurees.B184" table:end-x="0.497cm" table:end-y="0.397cm" draw:z-index="90" draw:name="AutoShape 9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MV Médiforce</text:p>
          </table:table-cell>
          <table:table-cell table:style-name="ce3" office:value-type="string">
            <text:p> BNP Pariba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NH Industrial Capital Europ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NH Industrial Financial Services</text:p>
          </table:table-cell>
          <table:table-cell table:style-name="ce19">
            <draw:custom-shape table:end-cell-address="Liste_Des_Banuqes_Non_Epurees.B187" table:end-x="0.497cm" table:end-y="0.397cm" draw:z-index="91" draw:name="AutoShape 9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MERZBANK AG (closed)</text:p>
          </table:table-cell>
          <table:table-cell table:style-name="ce3" office:value-type="string">
            <text:p> Commerzbank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P Or devise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fineo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Française de Financement Local</text:p>
          </table:table-cell>
          <table:table-cell table:style-name="ce19">
            <draw:custom-shape table:end-cell-address="Liste_Des_Banuqes_Non_Epurees.B191" table:end-x="0.497cm" table:end-y="0.397cm" draw:z-index="92" draw:name="AutoShape 9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Nationale de Crédit Agricole Mutuel - Organe Central du Réseau du Crédit Agricole Mutuel Code Créé pour les Besoins de la Commission Bancaire et de la DESM</text:p>
          </table:table-cell>
          <table:table-cell table:style-name="ce3" office:value-type="string">
            <text:p> Crédit Agricole</text:p>
            <draw:custom-shape table:end-cell-address="Liste_Des_Banuqes_Non_Epurees.B192" table:end-x="0.497cm" table:end-y="0.397cm" draw:z-index="93" draw:name="AutoShape 9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agricole Crédit Mutuel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centrale du crédit immobilier de France-3CIF</text:p>
          </table:table-cell>
          <table:table-cell table:style-name="ce20">
            <draw:custom-shape table:end-cell-address="Liste_Des_Banuqes_Non_Epurees.B194" table:end-x="0.497cm" table:end-y="0.397cm" draw:z-index="94" draw:name="AutoShape 9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centrale du crédit mutuel</text:p>
          </table:table-cell>
          <table:table-cell table:style-name="ce3" office:value-type="string">
            <text:p> Crédit Mutuel</text:p>
            <draw:custom-shape table:end-cell-address="Liste_Des_Banuqes_Non_Epurees.B195" table:end-x="0.497cm" table:end-y="0.397cm" draw:z-index="95" draw:name="AutoShape 9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d'Epargne CEPAC</text:p>
          </table:table-cell>
          <table:table-cell table:style-name="ce3" office:value-type="string">
            <text:p> BPCE</text:p>
            <draw:custom-shape table:end-cell-address="Liste_Des_Banuqes_Non_Epurees.B196" table:end-x="0.497cm" table:end-y="0.397cm" draw:z-index="96" draw:name="AutoShape 9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Aquitaine Poitou-Charentes</text:p>
          </table:table-cell>
          <table:table-cell table:style-name="ce3" office:value-type="string">
            <text:p> BPCE</text:p>
            <draw:custom-shape table:end-cell-address="Liste_Des_Banuqes_Non_Epurees.B197" table:end-x="0.497cm" table:end-y="0.397cm" draw:z-index="97" draw:name="AutoShape 9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Bretagne-Pays de Loire</text:p>
          </table:table-cell>
          <table:table-cell table:style-name="ce3" office:value-type="string">
            <text:p> BPCE</text:p>
            <draw:custom-shape table:end-cell-address="Liste_Des_Banuqes_Non_Epurees.B198" table:end-x="0.497cm" table:end-y="0.397cm" draw:z-index="98" draw:name="AutoShape 9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Côte d'Azur</text:p>
          </table:table-cell>
          <table:table-cell table:style-name="ce3" office:value-type="string">
            <text:p> BPCE</text:p>
            <draw:custom-shape table:end-cell-address="Liste_Des_Banuqes_Non_Epurees.B199" table:end-x="0.497cm" table:end-y="0.397cm" draw:z-index="99" draw:name="AutoShape 10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Hauts de France</text:p>
          </table:table-cell>
          <table:table-cell table:style-name="ce3" office:value-type="string">
            <text:p> BPCE</text:p>
            <draw:custom-shape table:end-cell-address="Liste_Des_Banuqes_Non_Epurees.B200" table:end-x="0.497cm" table:end-y="0.397cm" draw:z-index="100" draw:name="AutoShape 10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Ile-de-France</text:p>
          </table:table-cell>
          <table:table-cell table:style-name="ce3" office:value-type="string">
            <text:p> BPCE</text:p>
            <draw:custom-shape table:end-cell-address="Liste_Des_Banuqes_Non_Epurees.B201" table:end-x="0.497cm" table:end-y="0.397cm" draw:z-index="101" draw:name="AutoShape 10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Loire Drôme Ardèche</text:p>
          </table:table-cell>
          <table:table-cell table:style-name="ce3" office:value-type="string">
            <text:p> BPCE</text:p>
            <draw:custom-shape table:end-cell-address="Liste_Des_Banuqes_Non_Epurees.B202" table:end-x="0.497cm" table:end-y="0.397cm" draw:z-index="102" draw:name="AutoShape 10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Loire-Centre</text:p>
          </table:table-cell>
          <table:table-cell table:style-name="ce3" office:value-type="string">
            <text:p> BPCE</text:p>
            <draw:custom-shape table:end-cell-address="Liste_Des_Banuqes_Non_Epurees.B203" table:end-x="0.497cm" table:end-y="0.397cm" draw:z-index="103" draw:name="AutoShape 10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Normandie</text:p>
          </table:table-cell>
          <table:table-cell table:style-name="ce3" office:value-type="string">
            <text:p> BPCE</text:p>
            <draw:custom-shape table:end-cell-address="Liste_Des_Banuqes_Non_Epurees.B204" table:end-x="0.497cm" table:end-y="0.398cm" draw:z-index="104" draw:name="AutoShape 10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'Alsace (closed)</text:p>
          </table:table-cell>
          <table:table-cell table:style-name="ce3" office:value-type="string">
            <text:p> BPCE</text:p>
            <draw:custom-shape table:end-cell-address="Liste_Des_Banuqes_Non_Epurees.B205" table:end-x="0.497cm" table:end-y="0.398cm" draw:z-index="105" draw:name="AutoShape 106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'Auvergne et du Limousin</text:p>
          </table:table-cell>
          <table:table-cell table:style-name="ce3" office:value-type="string">
            <text:p> BPCE</text:p>
            <draw:custom-shape table:end-cell-address="Liste_Des_Banuqes_Non_Epurees.B206" table:end-x="0.497cm" table:end-y="0.397cm" draw:z-index="106" draw:name="AutoShape 10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e Bourgogne Franche-Comté</text:p>
          </table:table-cell>
          <table:table-cell table:style-name="ce3" office:value-type="string">
            <text:p> BPCE</text:p>
            <draw:custom-shape table:end-cell-address="Liste_Des_Banuqes_Non_Epurees.B207" table:end-x="0.497cm" table:end-y="0.397cm" draw:z-index="107" draw:name="AutoShape 10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e Midi-Pyrénées</text:p>
          </table:table-cell>
          <table:table-cell table:style-name="ce3" office:value-type="string">
            <text:p> BPCE</text:p>
            <draw:custom-shape table:end-cell-address="Liste_Des_Banuqes_Non_Epurees.B208" table:end-x="0.497cm" table:end-y="0.397cm" draw:z-index="108" draw:name="AutoShape 10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e Picardie (closed)</text:p>
          </table:table-cell>
          <table:table-cell table:style-name="ce3" office:value-type="string">
            <text:p> BPCE</text:p>
            <draw:custom-shape table:end-cell-address="Liste_Des_Banuqes_Non_Epurees.B209" table:end-x="0.497cm" table:end-y="0.397cm" draw:z-index="109" draw:name="AutoShape 11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e Rhône Alpes</text:p>
          </table:table-cell>
          <table:table-cell table:style-name="ce3" office:value-type="string">
            <text:p> BPCE</text:p>
            <draw:custom-shape table:end-cell-address="Liste_Des_Banuqes_Non_Epurees.B210" table:end-x="0.497cm" table:end-y="0.397cm" draw:z-index="110" draw:name="AutoShape 11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d'épargne et de prévoyance du Languedoc Roussillon</text:p>
          </table:table-cell>
          <table:table-cell table:style-name="ce3" office:value-type="string">
            <text:p> BPCE</text:p>
            <draw:custom-shape table:end-cell-address="Liste_Des_Banuqes_Non_Epurees.B211" table:end-x="0.497cm" table:end-y="0.397cm" draw:z-index="111" draw:name="AutoShape 11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aisse de Bretagne de crédit mutuel agricole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de crédit municipal d'Avignon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Bordeaux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Boulogne-sur-Mer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Dij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Lill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Ly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Marseill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Nancy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Nante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Ni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Nîme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Reim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Roubaix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Roue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Strasbourg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Toul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crédit municipal de Toulous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développement de la Cors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 garantie du logement locatif social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s dépôts et consignations - fonds d'épargn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sse des dépôts et consignations - section générale</text:p>
          </table:table-cell>
          <table:table-cell table:style-name="ce19" table:number-columns-repeated="2"/>
          <table:table-cell table:style-name="ce19" office:value-type="string">
            <text:p>A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française de développement industriel - C.F.D.I.</text:p>
          </table:table-cell>
          <table:table-cell table:style-name="ce20">
            <draw:custom-shape table:end-cell-address="Liste_Des_Banuqes_Non_Epurees.B234" table:end-x="0.497cm" table:end-y="0.397cm" draw:z-index="112" draw:name="AutoShape 11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fédérale de crédit mutuel</text:p>
          </table:table-cell>
          <table:table-cell table:style-name="ce3" office:value-type="string">
            <text:p> Crédit Mutuel</text:p>
            <draw:custom-shape table:end-cell-address="Liste_Des_Banuqes_Non_Epurees.B235" table:end-x="0.497cm" table:end-y="0.397cm" draw:z-index="113" draw:name="AutoShape 11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fédérale du crédit mutuel Antilles-Guyane</text:p>
          </table:table-cell>
          <table:table-cell table:style-name="ce3" office:value-type="string">
            <text:p> Crédit Mutuel</text:p>
            <draw:custom-shape table:end-cell-address="Liste_Des_Banuqes_Non_Epurees.B236" table:end-x="0.497cm" table:end-y="0.397cm" draw:z-index="114" draw:name="AutoShape 11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fédérale du crédit mutuel Nord Europe</text:p>
          </table:table-cell>
          <table:table-cell table:style-name="ce3" office:value-type="string">
            <text:p> Crédit Mutuel</text:p>
            <draw:custom-shape table:end-cell-address="Liste_Des_Banuqes_Non_Epurees.B237" table:end-x="0.497cm" table:end-y="0.397cm" draw:z-index="115" draw:name="AutoShape 11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fédérale du crédit mutuel Océan</text:p>
          </table:table-cell>
          <table:table-cell table:style-name="ce3" office:value-type="string">
            <text:p> Crédit Mutuel</text:p>
            <draw:custom-shape table:end-cell-address="Liste_Des_Banuqes_Non_Epurees.B238" table:end-x="0.497cm" table:end-y="0.397cm" draw:z-index="116" draw:name="AutoShape 11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fédérale du crédit mutuel de Maine-Anjou et Basse-Normandie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mutuelle de garantie des industries mécaniques et transformatrices des métaux "CMGM" (closed)</text:p>
          </table:table-cell>
          <table:table-cell table:style-name="ce20">
            <draw:custom-shape table:end-cell-address="Liste_Des_Banuqes_Non_Epurees.B240" table:end-x="0.497cm" table:end-y="0.397cm" draw:z-index="117" draw:name="AutoShape 11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Alsace Vosges</text:p>
          </table:table-cell>
          <table:table-cell table:style-name="ce3" office:value-type="string">
            <text:p> Crédit Agricole</text:p>
            <draw:custom-shape table:end-cell-address="Liste_Des_Banuqes_Non_Epurees.B241" table:end-x="0.497cm" table:end-y="0.397cm" draw:z-index="118" draw:name="AutoShape 11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Atlantique Vendée</text:p>
          </table:table-cell>
          <table:table-cell table:style-name="ce3" office:value-type="string">
            <text:p> Crédit Agricole</text:p>
            <draw:custom-shape table:end-cell-address="Liste_Des_Banuqes_Non_Epurees.B242" table:end-x="0.497cm" table:end-y="0.397cm" draw:z-index="119" draw:name="AutoShape 12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Brie Picardie</text:p>
          </table:table-cell>
          <table:table-cell table:style-name="ce3" office:value-type="string">
            <text:p> Crédit Agricole</text:p>
            <draw:custom-shape table:end-cell-address="Liste_Des_Banuqes_Non_Epurees.B243" table:end-x="0.497cm" table:end-y="0.397cm" draw:z-index="120" draw:name="AutoShape 12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Centre Loire</text:p>
          </table:table-cell>
          <table:table-cell table:style-name="ce3" office:value-type="string">
            <text:p> Crédit Agricole</text:p>
            <draw:custom-shape table:end-cell-address="Liste_Des_Banuqes_Non_Epurees.B244" table:end-x="0.497cm" table:end-y="0.397cm" draw:z-index="121" draw:name="AutoShape 12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Centre-Est</text:p>
          </table:table-cell>
          <table:table-cell table:style-name="ce3" office:value-type="string">
            <text:p> Crédit Agricole</text:p>
            <draw:custom-shape table:end-cell-address="Liste_Des_Banuqes_Non_Epurees.B245" table:end-x="0.497cm" table:end-y="0.398cm" draw:z-index="122" draw:name="AutoShape 123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Charente-Maritime Deux-Sèvres</text:p>
          </table:table-cell>
          <table:table-cell table:style-name="ce3" office:value-type="string">
            <text:p> Crédit Agricole</text:p>
            <draw:custom-shape table:end-cell-address="Liste_Des_Banuqes_Non_Epurees.B246" table:end-x="0.497cm" table:end-y="0.398cm" draw:z-index="123" draw:name="AutoShape 12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Charente-Périgord (Crédit agricole Charente-Périgord)</text:p>
          </table:table-cell>
          <table:table-cell table:style-name="ce3" office:value-type="string">
            <text:p> Crédit Agricole</text:p>
            <draw:custom-shape table:end-cell-address="Liste_Des_Banuqes_Non_Epurees.B247" table:end-x="0.497cm" table:end-y="0.398cm" draw:z-index="124" draw:name="AutoShape 125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Loire Haute-Loire</text:p>
          </table:table-cell>
          <table:table-cell table:style-name="ce3" office:value-type="string">
            <text:p> Crédit Agricole</text:p>
            <draw:custom-shape table:end-cell-address="Liste_Des_Banuqes_Non_Epurees.B248" table:end-x="0.497cm" table:end-y="0.397cm" draw:z-index="125" draw:name="AutoShape 12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Nord Midi-Pyrénées</text:p>
          </table:table-cell>
          <table:table-cell table:style-name="ce3" office:value-type="string">
            <text:p> Crédit Agricole</text:p>
            <draw:custom-shape table:end-cell-address="Liste_Des_Banuqes_Non_Epurees.B249" table:end-x="0.497cm" table:end-y="0.397cm" draw:z-index="126" draw:name="AutoShape 12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Nord de France</text:p>
          </table:table-cell>
          <table:table-cell table:style-name="ce3" office:value-type="string">
            <text:p> Crédit Agricole</text:p>
            <draw:custom-shape table:end-cell-address="Liste_Des_Banuqes_Non_Epurees.B250" table:end-x="0.497cm" table:end-y="0.397cm" draw:z-index="127" draw:name="AutoShape 12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Normandie-Seine</text:p>
          </table:table-cell>
          <table:table-cell table:style-name="ce3" office:value-type="string">
            <text:p> Crédit Agricole</text:p>
            <draw:custom-shape table:end-cell-address="Liste_Des_Banuqes_Non_Epurees.B251" table:end-x="0.497cm" table:end-y="0.397cm" draw:z-index="128" draw:name="AutoShape 12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Provence-Côte d'Azur (Alpes de Haute-Provence-Alpes-maritimes-Var)</text:p>
          </table:table-cell>
          <table:table-cell table:style-name="ce3" office:value-type="string">
            <text:p> Crédit Agricole</text:p>
            <draw:custom-shape table:end-cell-address="Liste_Des_Banuqes_Non_Epurees.B252" table:end-x="0.497cm" table:end-y="0.397cm" draw:z-index="129" draw:name="AutoShape 13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Pyrénées-Gascogne</text:p>
          </table:table-cell>
          <table:table-cell table:style-name="ce3" office:value-type="string">
            <text:p> Crédit Agricole</text:p>
            <draw:custom-shape table:end-cell-address="Liste_Des_Banuqes_Non_Epurees.B253" table:end-x="0.497cm" table:end-y="0.397cm" draw:z-index="130" draw:name="AutoShape 13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Sud Rhône-Alpes</text:p>
          </table:table-cell>
          <table:table-cell table:style-name="ce3" office:value-type="string">
            <text:p> Crédit Agricole</text:p>
            <draw:custom-shape table:end-cell-address="Liste_Des_Banuqes_Non_Epurees.B254" table:end-x="0.497cm" table:end-y="0.397cm" draw:z-index="131" draw:name="AutoShape 13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Sud-Méditerranée (Ariège et Pyrénées-Orientales)</text:p>
          </table:table-cell>
          <table:table-cell table:style-name="ce3" office:value-type="string">
            <text:p> Crédit Agricole</text:p>
            <draw:custom-shape table:end-cell-address="Liste_Des_Banuqes_Non_Epurees.B255" table:end-x="0.497cm" table:end-y="0.397cm" draw:z-index="132" draw:name="AutoShape 13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Toulouse 31</text:p>
          </table:table-cell>
          <table:table-cell table:style-name="ce3" office:value-type="string">
            <text:p> Crédit Agricole</text:p>
            <draw:custom-shape table:end-cell-address="Liste_Des_Banuqes_Non_Epurees.B256" table:end-x="0.497cm" table:end-y="0.397cm" draw:z-index="133" draw:name="AutoShape 13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Val de France</text:p>
          </table:table-cell>
          <table:table-cell table:style-name="ce3" office:value-type="string">
            <text:p> Crédit Agricole</text:p>
            <draw:custom-shape table:end-cell-address="Liste_Des_Banuqes_Non_Epurees.B257" table:end-x="0.497cm" table:end-y="0.397cm" draw:z-index="134" draw:name="AutoShape 13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'Alpes-Provence</text:p>
          </table:table-cell>
          <table:table-cell table:style-name="ce3" office:value-type="string">
            <text:p> Crédit Agricole</text:p>
            <draw:custom-shape table:end-cell-address="Liste_Des_Banuqes_Non_Epurees.B258" table:end-x="0.497cm" table:end-y="0.397cm" draw:z-index="135" draw:name="AutoShape 13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'Aquitaine</text:p>
          </table:table-cell>
          <table:table-cell table:style-name="ce3" office:value-type="string">
            <text:p> Crédit Agricole</text:p>
            <draw:custom-shape table:end-cell-address="Liste_Des_Banuqes_Non_Epurees.B259" table:end-x="0.497cm" table:end-y="0.397cm" draw:z-index="136" draw:name="AutoShape 13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'Ille-et-Vilaine</text:p>
          </table:table-cell>
          <table:table-cell table:style-name="ce3" office:value-type="string">
            <text:p> Crédit Agricole</text:p>
            <draw:custom-shape table:end-cell-address="Liste_Des_Banuqes_Non_Epurees.B260" table:end-x="0.497cm" table:end-y="0.397cm" draw:z-index="137" draw:name="AutoShape 13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Centre France - Crédit agricole Centre France (3ème du nom)</text:p>
          </table:table-cell>
          <table:table-cell table:style-name="ce3" office:value-type="string">
            <text:p> Crédit Agricole</text:p>
            <draw:custom-shape table:end-cell-address="Liste_Des_Banuqes_Non_Epurees.B261" table:end-x="0.497cm" table:end-y="0.397cm" draw:z-index="138" draw:name="AutoShape 13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Champagne-Bourgogne</text:p>
          </table:table-cell>
          <table:table-cell table:style-name="ce3" office:value-type="string">
            <text:p> Crédit Agricole</text:p>
            <draw:custom-shape table:end-cell-address="Liste_Des_Banuqes_Non_Epurees.B262" table:end-x="0.497cm" table:end-y="0.397cm" draw:z-index="139" draw:name="AutoShape 14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Franche-Comté</text:p>
          </table:table-cell>
          <table:table-cell table:style-name="ce3" office:value-type="string">
            <text:p> Crédit Agricole</text:p>
            <draw:custom-shape table:end-cell-address="Liste_Des_Banuqes_Non_Epurees.B263" table:end-x="0.497cm" table:end-y="0.397cm" draw:z-index="140" draw:name="AutoShape 14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orraine</text:p>
          </table:table-cell>
          <table:table-cell table:style-name="ce3" office:value-type="string">
            <text:p> Crédit Agricole</text:p>
            <draw:custom-shape table:end-cell-address="Liste_Des_Banuqes_Non_Epurees.B264" table:end-x="0.497cm" table:end-y="0.397cm" draw:z-index="141" draw:name="AutoShape 14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Normandie</text:p>
          </table:table-cell>
          <table:table-cell table:style-name="ce3" office:value-type="string">
            <text:p> Crédit Agricole</text:p>
            <draw:custom-shape table:end-cell-address="Liste_Des_Banuqes_Non_Epurees.B265" table:end-x="0.497cm" table:end-y="0.397cm" draw:z-index="142" draw:name="AutoShape 14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Paris et d'Ile-de-France</text:p>
          </table:table-cell>
          <table:table-cell table:style-name="ce3" office:value-type="string">
            <text:p> Crédit Agricole</text:p>
            <draw:custom-shape table:end-cell-address="Liste_Des_Banuqes_Non_Epurees.B266" table:end-x="0.497cm" table:end-y="0.397cm" draw:z-index="143" draw:name="AutoShape 14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'Anjou et du Maine</text:p>
          </table:table-cell>
          <table:table-cell table:style-name="ce3" office:value-type="string">
            <text:p> Crédit Agricole</text:p>
            <draw:custom-shape table:end-cell-address="Liste_Des_Banuqes_Non_Epurees.B267" table:end-x="0.497cm" table:end-y="0.397cm" draw:z-index="144" draw:name="AutoShape 14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a Corse</text:p>
          </table:table-cell>
          <table:table-cell table:style-name="ce3" office:value-type="string">
            <text:p> Crédit Agricole</text:p>
            <draw:custom-shape table:end-cell-address="Liste_Des_Banuqes_Non_Epurees.B268" table:end-x="0.497cm" table:end-y="0.397cm" draw:z-index="145" draw:name="AutoShape 14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a Guadeloupe</text:p>
          </table:table-cell>
          <table:table-cell table:style-name="ce3" office:value-type="string">
            <text:p> Crédit Agricole</text:p>
            <draw:custom-shape table:end-cell-address="Liste_Des_Banuqes_Non_Epurees.B269" table:end-x="0.497cm" table:end-y="0.397cm" draw:z-index="146" draw:name="AutoShape 14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a Martinique et de la Guyane</text:p>
          </table:table-cell>
          <table:table-cell table:style-name="ce3" office:value-type="string">
            <text:p> Crédit Agricole</text:p>
            <draw:custom-shape table:end-cell-address="Liste_Des_Banuqes_Non_Epurees.B270" table:end-x="0.497cm" table:end-y="0.397cm" draw:z-index="147" draw:name="AutoShape 14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a Réunion</text:p>
          </table:table-cell>
          <table:table-cell table:style-name="ce3" office:value-type="string">
            <text:p> Crédit Agricole</text:p>
            <draw:custom-shape table:end-cell-address="Liste_Des_Banuqes_Non_Epurees.B271" table:end-x="0.497cm" table:end-y="0.397cm" draw:z-index="148" draw:name="AutoShape 14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 la Touraine et du Poitou</text:p>
          </table:table-cell>
          <table:table-cell table:style-name="ce3" office:value-type="string">
            <text:p> Crédit Agricole</text:p>
            <draw:custom-shape table:end-cell-address="Liste_Des_Banuqes_Non_Epurees.B272" table:end-x="0.497cm" table:end-y="0.397cm" draw:z-index="149" draw:name="AutoShape 15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s Côtes-d'Armor</text:p>
          </table:table-cell>
          <table:table-cell table:style-name="ce3" office:value-type="string">
            <text:p> Crédit Agricole</text:p>
            <draw:custom-shape table:end-cell-address="Liste_Des_Banuqes_Non_Epurees.B273" table:end-x="0.497cm" table:end-y="0.397cm" draw:z-index="150" draw:name="AutoShape 15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es Savoie</text:p>
          </table:table-cell>
          <table:table-cell table:style-name="ce3" office:value-type="string">
            <text:p> Crédit Agricole</text:p>
            <draw:custom-shape table:end-cell-address="Liste_Des_Banuqes_Non_Epurees.B274" table:end-x="0.497cm" table:end-y="0.397cm" draw:z-index="151" draw:name="AutoShape 15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u Centre Ouest</text:p>
          </table:table-cell>
          <table:table-cell table:style-name="ce3" office:value-type="string">
            <text:p> Crédit Agricole</text:p>
            <draw:custom-shape table:end-cell-address="Liste_Des_Banuqes_Non_Epurees.B275" table:end-x="0.497cm" table:end-y="0.397cm" draw:z-index="152" draw:name="AutoShape 15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u Finistère</text:p>
          </table:table-cell>
          <table:table-cell table:style-name="ce3" office:value-type="string">
            <text:p> Crédit Agricole</text:p>
            <draw:custom-shape table:end-cell-address="Liste_Des_Banuqes_Non_Epurees.B276" table:end-x="0.497cm" table:end-y="0.397cm" draw:z-index="153" draw:name="AutoShape 15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u Languedoc</text:p>
          </table:table-cell>
          <table:table-cell table:style-name="ce3" office:value-type="string">
            <text:p> Crédit Agricole</text:p>
            <draw:custom-shape table:end-cell-address="Liste_Des_Banuqes_Non_Epurees.B277" table:end-x="0.497cm" table:end-y="0.397cm" draw:z-index="154" draw:name="AutoShape 15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u Morbihan</text:p>
          </table:table-cell>
          <table:table-cell table:style-name="ce3" office:value-type="string">
            <text:p> Crédit Agricole</text:p>
            <draw:custom-shape table:end-cell-address="Liste_Des_Banuqes_Non_Epurees.B278" table:end-x="0.497cm" table:end-y="0.397cm" draw:z-index="155" draw:name="AutoShape 15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agricole mutuel du Nord Est</text:p>
          </table:table-cell>
          <table:table-cell table:style-name="ce3" office:value-type="string">
            <text:p> Crédit Agricole</text:p>
            <draw:custom-shape table:end-cell-address="Liste_Des_Banuqes_Non_Epurees.B279" table:end-x="0.497cm" table:end-y="0.397cm" draw:z-index="156" draw:name="AutoShape 15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Atlantique (closed)</text:p>
          </table:table-cell>
          <table:table-cell table:style-name="ce3" office:value-type="string">
            <text:p> BPCE</text:p>
            <draw:custom-shape table:end-cell-address="Liste_Des_Banuqes_Non_Epurees.B280" table:end-x="0.497cm" table:end-y="0.397cm" draw:z-index="157" draw:name="AutoShape 15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d'outre mer (closed)</text:p>
          </table:table-cell>
          <table:table-cell table:style-name="ce3" office:value-type="string">
            <text:p> BPCE</text:p>
            <draw:custom-shape table:end-cell-address="Liste_Des_Banuqes_Non_Epurees.B281" table:end-x="0.497cm" table:end-y="0.397cm" draw:z-index="158" draw:name="AutoShape 15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de Bretagne-Normandie (closed)</text:p>
          </table:table-cell>
          <table:table-cell table:style-name="ce3" office:value-type="string">
            <text:p> BPCE</text:p>
            <draw:custom-shape table:end-cell-address="Liste_Des_Banuqes_Non_Epurees.B282" table:end-x="0.497cm" table:end-y="0.397cm" draw:z-index="159" draw:name="AutoShape 16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de la Méditerranée</text:p>
          </table:table-cell>
          <table:table-cell table:style-name="ce3" office:value-type="string">
            <text:p> BPCE</text:p>
            <draw:custom-shape table:end-cell-address="Liste_Des_Banuqes_Non_Epurees.B283" table:end-x="0.497cm" table:end-y="0.397cm" draw:z-index="160" draw:name="AutoShape 16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de la région Nord (closed)</text:p>
          </table:table-cell>
          <table:table-cell table:style-name="ce3" office:value-type="string">
            <text:p> BPCE</text:p>
            <draw:custom-shape table:end-cell-address="Liste_Des_Banuqes_Non_Epurees.B284" table:end-x="0.497cm" table:end-y="0.397cm" draw:z-index="161" draw:name="AutoShape 16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régionale de crédit maritime mutuel du littoral du sud ouest (closed)</text:p>
          </table:table-cell>
          <table:table-cell table:style-name="ce3" office:value-type="string">
            <text:p> BPC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aisse solidair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ixa geral de depositos S.A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pitole Finance - Tofinso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rrefour banqu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terpillar finance france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entral expansion</text:p>
          </table:table-cell>
          <table:table-cell table:style-name="ce19">
            <draw:custom-shape table:end-cell-address="Liste_Des_Banuqes_Non_Epurees.B291" table:end-x="0.497cm" table:end-y="0.397cm" draw:z-index="162" draw:name="AutoShape 16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hebanca! Spa - Micos</text:p>
          </table:table-cell>
          <table:table-cell table:style-name="ce3" office:value-type="string">
            <text:p> Mediobanca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holet Dupon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icobail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laas financial service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facrédit</text:p>
          </table:table-cell>
          <table:table-cell table:style-name="ce20">
            <draw:custom-shape table:end-cell-address="Liste_Des_Banuqes_Non_Epurees.B296" table:end-x="0.497cm" table:end-y="0.397cm" draw:z-index="163" draw:name="AutoShape 16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fica bail</text:p>
          </table:table-cell>
          <table:table-cell table:style-name="ce3" office:value-type="string">
            <text:p> BNP Pariba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fidi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filoisirs - Compagnie pour le financement des loisir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fiplan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fitem-cofimur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gera Société Anonyme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instar money transfer SAS</text:p>
          </table:table-cell>
          <table:table-cell table:style-name="ce19">
            <draw:custom-shape table:end-cell-address="Liste_Des_Banuqes_Non_Epurees.B303" table:end-x="0.497cm" table:end-y="0.397cm" draw:z-index="164" draw:name="AutoShape 16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merzbank ag</text:p>
          </table:table-cell>
          <table:table-cell table:style-name="ce3" office:value-type="string">
            <text:p> Commerzbank</text:p>
            <draw:custom-shape table:end-cell-address="Liste_Des_Banuqes_Non_Epurees.B304" table:end-x="0.497cm" table:end-y="0.397cm" draw:z-index="165" draw:name="AutoShape 16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merzbank holdings France</text:p>
          </table:table-cell>
          <table:table-cell table:style-name="ce3" office:value-type="string">
            <text:p> Commerzbank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pagnie de banques internationales de paris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mpagnie de financement foncier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mpagnie de gestion et de prêts - C.D.G.P. (closed)</text:p>
          </table:table-cell>
          <table:table-cell table:style-name="ce20">
            <draw:custom-shape table:end-cell-address="Liste_Des_Banuqes_Non_Epurees.B308" table:end-x="0.497cm" table:end-y="0.397cm" draw:z-index="166" draw:name="AutoShape 16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pagnie financière de Bourbon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mpagnie financière du littoral - Cofili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mpagnie générale de crédit aux particuliers - Crédipar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mpagnie générale de location d'équipements "C.G.L."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ompagnie pour la location de véhicules - CLV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mptoir financier de garantie - CFG</text:p>
          </table:table-cell>
          <table:table-cell table:style-name="ce20">
            <draw:custom-shape table:end-cell-address="Liste_Des_Banuqes_Non_Epurees.B314" table:end-x="0.497cm" table:end-y="0.397cm" draw:z-index="167" draw:name="AutoShape 16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nfédération Nationale du Crédit Mutuel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nservateur Fin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opérative immobilière des îles Saint-Pierre-et-Miquelon (C.I.S.P.M.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orsabail</text:p>
          </table:table-cell>
          <table:table-cell table:style-name="ce20">
            <draw:custom-shape table:end-cell-address="Liste_Des_Banuqes_Non_Epurees.B318" table:end-x="0.497cm" table:end-y="0.397cm" draw:z-index="168" draw:name="AutoShape 16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rtal Consors (closed)</text:p>
          </table:table-cell>
          <table:table-cell table:style-name="ce3" office:value-type="string">
            <text:p> BNP Paribas</text:p>
            <draw:custom-shape table:end-cell-address="Liste_Des_Banuqes_Non_Epurees.B319" table:end-x="0.497cm" table:end-y="0.397cm" draw:z-index="169" draw:name="AutoShape 17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oöperatieve Rabobank U.A.</text:p>
          </table:table-cell>
          <table:table-cell table:style-name="ce3" office:value-type="string">
            <text:p> Rabobank</text:p>
            <draw:custom-shape table:end-cell-address="Liste_Des_Banuqes_Non_Epurees.B320" table:end-x="0.497cm" table:end-y="0.397cm" draw:z-index="170" draw:name="AutoShape 17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edit moderne Antilles Guyane</text:p>
          </table:table-cell>
          <table:table-cell table:style-name="ce3" office:value-type="string">
            <text:p> BNP Paribas</text:p>
            <draw:custom-shape table:end-cell-address="Liste_Des_Banuqes_Non_Epurees.B321" table:end-x="0.497cm" table:end-y="0.397cm" draw:z-index="171" draw:name="AutoShape 17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edit moderne Ocean Indien</text:p>
          </table:table-cell>
          <table:table-cell table:style-name="ce3" office:value-type="string">
            <text:p> BNP Paribas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edits et services financier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réalfi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réatis</text:p>
          </table:table-cell>
          <table:table-cell table:style-name="ce19">
            <draw:custom-shape table:end-cell-address="Liste_Des_Banuqes_Non_Epurees.B325" table:end-x="0.497cm" table:end-y="0.397cm" draw:z-index="172" draw:name="AutoShape 17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Agricole Public Sector SCF</text:p>
          </table:table-cell>
          <table:table-cell table:style-name="ce3" office:value-type="string">
            <text:p> Crédit Agricole</text:p>
            <draw:custom-shape table:end-cell-address="Liste_Des_Banuqes_Non_Epurees.B326" table:end-x="0.497cm" table:end-y="0.397cm" draw:z-index="173" draw:name="AutoShape 17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Agricole S.A.</text:p>
          </table:table-cell>
          <table:table-cell table:style-name="ce3" office:value-type="string">
            <text:p> Crédit Agricole</text:p>
            <draw:custom-shape table:end-cell-address="Liste_Des_Banuqes_Non_Epurees.B327" table:end-x="0.497cm" table:end-y="0.397cm" draw:z-index="174" draw:name="AutoShape 17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Agricole home loan SFH</text:p>
          </table:table-cell>
          <table:table-cell table:style-name="ce3" office:value-type="string">
            <text:p> Crédit Agricole</text:p>
            <draw:custom-shape table:end-cell-address="Liste_Des_Banuqes_Non_Epurees.B328" table:end-x="0.497cm" table:end-y="0.397cm" draw:z-index="175" draw:name="AutoShape 17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Foncier de France</text:p>
          </table:table-cell>
          <table:table-cell table:style-name="ce3" office:value-type="string">
            <text:p> BPCE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Immobilier de France Centre Est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Immobilier de France Développement (new)</text:p>
          </table:table-cell>
          <table:table-cell table:style-name="ce19">
            <draw:custom-shape table:end-cell-address="Liste_Des_Banuqes_Non_Epurees.B331" table:end-x="0.497cm" table:end-y="0.398cm" draw:z-index="176" draw:name="AutoShape 177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Mutuel - CIC Home Loan SFH</text:p>
          </table:table-cell>
          <table:table-cell table:style-name="ce3" office:value-type="string">
            <text:p> Crédit Mutuel</text:p>
            <draw:custom-shape table:end-cell-address="Liste_Des_Banuqes_Non_Epurees.B332" table:end-x="0.497cm" table:end-y="0.397cm" draw:z-index="177" draw:name="AutoShape 17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agricole corporate and investment bank</text:p>
          </table:table-cell>
          <table:table-cell table:style-name="ce3" office:value-type="string">
            <text:p> Crédit Agricole</text:p>
            <draw:custom-shape table:end-cell-address="Liste_Des_Banuqes_Non_Epurees.B333" table:end-x="0.497cm" table:end-y="0.397cm" draw:z-index="178" draw:name="AutoShape 17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agricole leasing &amp; factoring</text:p>
          </table:table-cell>
          <table:table-cell table:style-name="ce3" office:value-type="string">
            <text:p> Crédit Agricole</text:p>
          </table:table-cell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commercial du Sud-Ouest (closed)</text:p>
          </table:table-cell>
          <table:table-cell table:style-name="ce19">
            <draw:custom-shape table:end-cell-address="Liste_Des_Banuqes_Non_Epurees.B335" table:end-x="0.497cm" table:end-y="0.397cm" draw:z-index="179" draw:name="AutoShape 18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coopératif</text:p>
          </table:table-cell>
          <table:table-cell table:style-name="ce3" office:value-type="string">
            <text:p> BPCE</text:p>
            <draw:custom-shape table:end-cell-address="Liste_Des_Banuqes_Non_Epurees.B336" table:end-x="0.497cm" table:end-y="0.397cm" draw:z-index="180" draw:name="AutoShape 18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</text:p>
          </table:table-cell>
          <table:table-cell table:style-name="ce20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du Maroc (closed)</text:p>
          </table:table-cell>
          <table:table-cell table:style-name="ce3" office:value-type="string">
            <text:p> Crédit Agrico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du Nord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financier lillois</text:p>
          </table:table-cell>
          <table:table-cell table:style-name="ce19">
            <draw:custom-shape table:end-cell-address="Liste_Des_Banuqes_Non_Epurees.B339" table:end-x="0.497cm" table:end-y="0.397cm" draw:z-index="181" draw:name="AutoShape 18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foncier et communal d'Alsace et de Lorraine-Banque</text:p>
          </table:table-cell>
          <table:table-cell table:style-name="ce3" office:value-type="string">
            <text:p> Crédit Mutuel</text:p>
            <draw:custom-shape table:end-cell-address="Liste_Des_Banuqes_Non_Epurees.B340" table:end-x="0.497cm" table:end-y="0.397cm" draw:z-index="182" draw:name="AutoShape 18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foncier et communal d'Alsace et de Lorraine-Société de crédit foncier "CFCAL-SCF"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immobilier de France - Ouest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immobilier de France Bretagne</text:p>
          </table:table-cell>
          <table:table-cell table:style-name="ce19"/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rédit immobilier de France Centre Ouest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immobilier de France Ile de France</text:p>
          </table:table-cell>
          <table:table-cell table:style-name="ce19"/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rédit immobilier de France Méditerranée (2ème du nom)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immobilier de France Nord</text:p>
          </table:table-cell>
          <table:table-cell table:style-name="ce19"/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rédit immobilier de France Rhône Alpes Auvergne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Crédit immobilier de France Sud Ouest</text:p>
          </table:table-cell>
          <table:table-cell table:style-name="ce19">
            <draw:custom-shape table:end-cell-address="Liste_Des_Banuqes_Non_Epurees.B349" table:end-x="0.497cm" table:end-y="0.397cm" draw:z-index="183" draw:name="AutoShape 18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rédit industriel et commercial - CIC</text:p>
          </table:table-cell>
          <table:table-cell table:style-name="ce3" office:value-type="string">
            <text:p> Crédit Mutuel</text:p>
            <draw:custom-shape table:end-cell-address="Liste_Des_Banuqes_Non_Epurees.B350" table:end-x="0.497cm" table:end-y="0.397cm" draw:z-index="184" draw:name="AutoShape 18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+</text:p>
          </table:table-cell>
          <table:table-cell table:style-name="ce20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lift</text:p>
          </table:table-cell>
          <table:table-cell table:style-name="ce3" office:value-type="string">
            <text:p> Crédit Agrico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logement</text:p>
          </table:table-cell>
          <table:table-cell table:style-name="ce20">
            <draw:custom-shape table:end-cell-address="Liste_Des_Banuqes_Non_Epurees.B352" table:end-x="0.497cm" table:end-y="0.397cm" draw:z-index="185" draw:name="AutoShape 18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lyonnais</text:p>
          </table:table-cell>
          <table:table-cell table:style-name="ce3" office:value-type="string">
            <text:p> Crédit Agricole</text:p>
          </table:table-cell>
          <table:table-cell table:style-name="ce19" office:value-type="string">
            <text:p>WD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Crédit municipal de Paris</text:p>
          </table:table-cell>
          <table:table-cell table:style-name="ce20">
            <draw:custom-shape table:end-cell-address="Liste_Des_Banuqes_Non_Epurees.B354" table:end-x="0.497cm" table:end-y="0.397cm" draw:z-index="186" draw:name="AutoShape 18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mutuel Arkéa</text:p>
          </table:table-cell>
          <table:table-cell table:style-name="ce3" office:value-type="string">
            <text:p> Crédit Mutuel</text:p>
            <draw:custom-shape table:end-cell-address="Liste_Des_Banuqes_Non_Epurees.B355" table:end-x="0.497cm" table:end-y="0.397cm" draw:z-index="187" draw:name="AutoShape 18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/>
          <table:table-cell table:style-name="ce19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rédit suisse (Luxembourg) S.A.</text:p>
          </table:table-cell>
          <table:table-cell table:style-name="ce3" office:value-type="string">
            <text:p> Credit Suisse</text:p>
            <draw:custom-shape table:end-cell-address="Liste_Des_Banuqes_Non_Epurees.B356" table:end-x="0.497cm" table:end-y="0.397cm" draw:z-index="188" draw:name="AutoShape 18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Crédit suisse AG (closed)</text:p>
          </table:table-cell>
          <table:table-cell table:style-name="ce3" office:value-type="string">
            <text:p> Credit Suisse</text:p>
            <draw:custom-shape table:end-cell-address="Liste_Des_Banuqes_Non_Epurees.B357" table:end-x="0.497cm" table:end-y="0.397cm" draw:z-index="189" draw:name="AutoShape 19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 Lage Landen leasing S.A.S.</text:p>
          </table:table-cell>
          <table:table-cell table:style-name="ce3" office:value-type="string">
            <text:p> Rabobank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Pfa bank plc (closed)</text:p>
          </table:table-cell>
          <table:table-cell table:style-name="ce19">
            <draw:custom-shape table:end-cell-address="Liste_Des_Banuqes_Non_Epurees.B359" table:end-x="0.497cm" table:end-y="0.397cm" draw:z-index="190" draw:name="AutoShape 19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utsche bank AG</text:p>
          </table:table-cell>
          <table:table-cell table:style-name="ce3" office:value-type="string">
            <text:p> Deutsche Bank</text:p>
            <draw:custom-shape table:end-cell-address="Liste_Des_Banuqes_Non_Epurees.B360" table:end-x="0.497cm" table:end-y="0.397cm" draw:z-index="191" draw:name="AutoShape 19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eutsche leasing France</text:p>
          </table:table-cell>
          <table:table-cell table:style-name="ce3" office:value-type="string">
            <text:p> Sparkassen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utsche pfandbriefbank AG</text:p>
          </table:table-cell>
          <table:table-cell table:style-name="ce20">
            <draw:custom-shape table:end-cell-address="Liste_Des_Banuqes_Non_Epurees.B362" table:end-x="0.497cm" table:end-y="0.397cm" draw:z-index="192" draw:name="AutoShape 19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xia C.L.F. régions bail</text:p>
          </table:table-cell>
          <table:table-cell table:style-name="ce3" office:value-type="string">
            <text:p> Dexia</text:p>
            <draw:custom-shape table:end-cell-address="Liste_Des_Banuqes_Non_Epurees.B363" table:end-x="0.497cm" table:end-y="0.397cm" draw:z-index="193" draw:name="AutoShape 19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xia CLF Banque (closed)</text:p>
          </table:table-cell>
          <table:table-cell table:style-name="ce3" office:value-type="string">
            <text:p> Dexia</text:p>
            <draw:custom-shape table:end-cell-address="Liste_Des_Banuqes_Non_Epurees.B364" table:end-x="0.497cm" table:end-y="0.397cm" draw:z-index="194" draw:name="AutoShape 19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xia Flobail</text:p>
          </table:table-cell>
          <table:table-cell table:style-name="ce3" office:value-type="string">
            <text:p> Dexia</text:p>
            <draw:custom-shape table:end-cell-address="Liste_Des_Banuqes_Non_Epurees.B365" table:end-x="0.497cm" table:end-y="0.397cm" draw:z-index="195" draw:name="AutoShape 19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xia bail (closed)</text:p>
          </table:table-cell>
          <table:table-cell table:style-name="ce3" office:value-type="string">
            <text:p> Dexia</text:p>
            <draw:custom-shape table:end-cell-address="Liste_Des_Banuqes_Non_Epurees.B366" table:end-x="0.497cm" table:end-y="0.397cm" draw:z-index="196" draw:name="AutoShape 19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exia crédit local</text:p>
          </table:table-cell>
          <table:table-cell table:style-name="ce3" office:value-type="string">
            <text:p> Dexia</text:p>
          </table:table-cell>
          <table:table-cell table:style-name="ce19" office:value-type="string">
            <text:p>BBB+</text:p>
          </table:table-cell>
          <table:table-cell table:style-name="ce19" office:value-type="string">
            <text:p>B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ac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Diffuco</text:p>
          </table:table-cell>
          <table:table-cell table:style-name="ce19">
            <draw:custom-shape table:end-cell-address="Liste_Des_Banuqes_Non_Epurees.B369" table:end-x="0.497cm" table:end-y="0.397cm" draw:z-index="197" draw:name="AutoShape 19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isponis</text:p>
          </table:table-cell>
          <table:table-cell table:style-name="ce3" office:value-type="string">
            <text:p> Société Générale</text:p>
            <draw:custom-shape table:end-cell-address="Liste_Des_Banuqes_Non_Epurees.B370" table:end-x="0.497cm" table:end-y="0.397cm" draw:z-index="198" draw:name="AutoShape 19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omofinance</text:p>
          </table:table-cell>
          <table:table-cell table:style-name="ce3" office:value-type="string">
            <text:p> BNP Pariba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EFG banque privée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XPANSO - La Société pour le développement régional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bi SA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dmond de Rothschild (France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lectro Banqu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pargne crédit des militaires (E.C.M.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ster finance titrisati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uler Hermès crédit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uronext paris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urope arab bank PLC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uropeenne de cautionnement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xane derivatives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xane fin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xpay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ACTOFR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BN bank (UK) Lt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C Fr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CE bank plc</text:p>
          </table:table-cell>
          <table:table-cell table:style-name="ce19">
            <draw:custom-shape table:end-cell-address="Liste_Des_Banuqes_Non_Epurees.B389" table:end-x="0.497cm" table:end-y="0.397cm" draw:z-index="199" draw:name="AutoShape 20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EDERAL FINANCE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IVORY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L Auto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acet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idem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imipar</text:p>
          </table:table-cell>
          <table:table-cell table:style-name="ce19">
            <draw:custom-shape table:end-cell-address="Liste_Des_Banuqes_Non_Epurees.B395" table:end-x="0.497cm" table:end-y="0.397cm" draw:z-index="200" draw:name="AutoShape 20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inamur</text:p>
          </table:table-cell>
          <table:table-cell table:style-name="ce3" office:value-type="string">
            <text:p> Crédit Agricole</text:p>
            <draw:custom-shape table:end-cell-address="Liste_Des_Banuqes_Non_Epurees.B396" table:end-x="0.497cm" table:end-y="0.397cm" draw:z-index="201" draw:name="AutoShape 20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inanciere du Marche Saint-Honore</text:p>
          </table:table-cell>
          <table:table-cell table:style-name="ce3" office:value-type="string">
            <text:p> BNP Paribas</text:p>
            <draw:custom-shape table:end-cell-address="Liste_Des_Banuqes_Non_Epurees.B397" table:end-x="0.497cm" table:end-y="0.397cm" draw:z-index="202" draw:name="AutoShape 20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inanco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inifac</text:p>
          </table:table-cell>
          <table:table-cell table:style-name="ce19">
            <draw:custom-shape table:end-cell-address="Liste_Des_Banuqes_Non_Epurees.B399" table:end-x="0.497cm" table:end-y="0.397cm" draw:z-index="203" draw:name="AutoShape 20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oncaris</text:p>
          </table:table-cell>
          <table:table-cell table:style-name="ce3" office:value-type="string">
            <text:p> Crédit Agrico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onds regional de garantie du Nord-Pas-de-Calais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ortis leas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rance active garantie FAG S.A.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rancetel-Societe francaise de financement des telecommunications</text:p>
          </table:table-cell>
          <table:table-cell table:style-name="ce20">
            <draw:custom-shape table:end-cell-address="Liste_Des_Banuqes_Non_Epurees.B404" table:end-x="0.497cm" table:end-y="0.397cm" draw:z-index="204" draw:name="AutoShape 20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ranfinance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Fransabank France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Fructibail (closed)</text:p>
          </table:table-cell>
          <table:table-cell table:style-name="ce19">
            <draw:custom-shape table:end-cell-address="Liste_Des_Banuqes_Non_Epurees.B407" table:end-x="0.497cm" table:end-y="0.397cm" draw:z-index="205" draw:name="AutoShape 20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CE COVERED BONDS (closed)</text:p>
          </table:table-cell>
          <table:table-cell table:style-name="ce3" office:value-type="string">
            <text:p> BPCE</text:p>
            <draw:custom-shape table:end-cell-address="Liste_Des_Banuqes_Non_Epurees.B408" table:end-x="0.497cm" table:end-y="0.397cm" draw:z-index="206" draw:name="AutoShape 20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Capital bank limited (closed)</text:p>
          </table:table-cell>
          <table:table-cell table:style-name="ce3" office:value-type="string">
            <text:p> GE Capital</text:p>
            <draw:custom-shape table:end-cell-address="Liste_Des_Banuqes_Non_Epurees.B409" table:end-x="0.497cm" table:end-y="0.397cm" draw:z-index="207" draw:name="AutoShape 20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Capital équipement finance</text:p>
          </table:table-cell>
          <table:table-cell table:style-name="ce3" office:value-type="string">
            <text:p> GE Capital</text:p>
            <draw:custom-shape table:end-cell-address="Liste_Des_Banuqes_Non_Epurees.B410" table:end-x="0.497cm" table:end-y="0.397cm" draw:z-index="208" draw:name="AutoShape 20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Commercial distribution finance S.A.</text:p>
          </table:table-cell>
          <table:table-cell table:style-name="ce3" office:value-type="string">
            <text:p> GE Capital</text:p>
            <draw:custom-shape table:end-cell-address="Liste_Des_Banuqes_Non_Epurees.B411" table:end-x="0.497cm" table:end-y="0.397cm" draw:z-index="209" draw:name="AutoShape 21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Corporate finance bank (closed)</text:p>
          </table:table-cell>
          <table:table-cell table:style-name="ce3" office:value-type="string">
            <text:p> GE Capital</text:p>
            <draw:custom-shape table:end-cell-address="Liste_Des_Banuqes_Non_Epurees.B412" table:end-x="0.497cm" table:end-y="0.397cm" draw:z-index="210" draw:name="AutoShape 21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SCF</text:p>
          </table:table-cell>
          <table:table-cell table:style-name="ce3" office:value-type="string">
            <text:p> GE Capita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RESHAM Banque</text:p>
          </table:table-cell>
          <table:table-cell table:style-name="ce20">
            <draw:custom-shape table:end-cell-address="Liste_Des_Banuqes_Non_Epurees.B414" table:end-x="0.497cm" table:end-y="0.398cm" draw:z-index="211" draw:name="AutoShape 21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 capital financements immobiliers d'entreprise</text:p>
          </table:table-cell>
          <table:table-cell table:style-name="ce3" office:value-type="string">
            <text:p> GE Capita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dex distribution</text:p>
          </table:table-cell>
          <table:table-cell table:style-name="ce20">
            <draw:custom-shape table:end-cell-address="Liste_Des_Banuqes_Non_Epurees.B416" table:end-x="0.497cm" table:end-y="0.397cm" draw:z-index="212" draw:name="AutoShape 21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necal (closed)</text:p>
          </table:table-cell>
          <table:table-cell table:style-name="ce3" office:value-type="string">
            <text:p> Société Générale</text:p>
            <draw:custom-shape table:end-cell-address="Liste_Des_Banuqes_Non_Epurees.B417" table:end-x="0.497cm" table:end-y="0.397cm" draw:z-index="213" draw:name="AutoShape 21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necomi</text:p>
          </table:table-cell>
          <table:table-cell table:style-name="ce3" office:value-type="string">
            <text:p> Société Générale</text:p>
            <draw:custom-shape table:end-cell-address="Liste_Des_Banuqes_Non_Epurees.B418" table:end-x="0.497cm" table:end-y="0.397cm" draw:z-index="214" draw:name="AutoShape 21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enefimmo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oldman Sachs Paris Inc et Cie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Groupe Sofemo (closed)</text:p>
          </table:table-cell>
          <table:table-cell table:style-name="ce19">
            <draw:custom-shape table:end-cell-address="Liste_Des_Banuqes_Non_Epurees.B421" table:end-x="0.497cm" table:end-y="0.397cm" draw:z-index="215" draw:name="AutoShape 21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énébanque</text:p>
          </table:table-cell>
          <table:table-cell table:style-name="ce3" office:value-type="string">
            <text:p> Société Générale</text:p>
            <draw:custom-shape table:end-cell-address="Liste_Des_Banuqes_Non_Epurees.B422" table:end-x="0.497cm" table:end-y="0.397cm" draw:z-index="216" draw:name="AutoShape 21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Généfim</text:p>
          </table:table-cell>
          <table:table-cell table:style-name="ce3" office:value-type="string">
            <text:p> Société Générale</text:p>
            <draw:custom-shape table:end-cell-address="Liste_Des_Banuqes_Non_Epurees.B423" table:end-x="0.497cm" table:end-y="0.397cm" draw:z-index="217" draw:name="AutoShape 21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Epargne entreprise (France) (closed)</text:p>
          </table:table-cell>
          <table:table-cell table:style-name="ce3" office:value-type="string">
            <text:p> HSBC</text:p>
            <draw:custom-shape table:end-cell-address="Liste_Des_Banuqes_Non_Epurees.B424" table:end-x="0.497cm" table:end-y="0.397cm" draw:z-index="218" draw:name="AutoShape 21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Factoring (France)</text:p>
          </table:table-cell>
          <table:table-cell table:style-name="ce3" office:value-type="string">
            <text:p> HSBC</text:p>
            <draw:custom-shape table:end-cell-address="Liste_Des_Banuqes_Non_Epurees.B425" table:end-x="0.497cm" table:end-y="0.397cm" draw:z-index="219" draw:name="AutoShape 22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France</text:p>
          </table:table-cell>
          <table:table-cell table:style-name="ce3" office:value-type="string">
            <text:p> HSBC</text:p>
            <draw:custom-shape table:end-cell-address="Liste_Des_Banuqes_Non_Epurees.B426" table:end-x="0.497cm" table:end-y="0.397cm" draw:z-index="220" draw:name="AutoShape 22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office:value-type="string">
            <text:p>AA-</text:p>
          </table:table-cell>
          <table:table-cell table:style-name="ce20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HSBC Leasing (France)</text:p>
          </table:table-cell>
          <table:table-cell table:style-name="ce3" office:value-type="string">
            <text:p> HSBC</text:p>
            <draw:custom-shape table:end-cell-address="Liste_Des_Banuqes_Non_Epurees.B427" table:end-x="0.497cm" table:end-y="0.397cm" draw:z-index="221" draw:name="AutoShape 22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Real Estate Leasing (France)</text:p>
          </table:table-cell>
          <table:table-cell table:style-name="ce3" office:value-type="string">
            <text:p> HSBC</text:p>
            <draw:custom-shape table:end-cell-address="Liste_Des_Banuqes_Non_Epurees.B428" table:end-x="0.497cm" table:end-y="0.397cm" draw:z-index="222" draw:name="AutoShape 22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SFH (FRANCE)</text:p>
          </table:table-cell>
          <table:table-cell table:style-name="ce3" office:value-type="string">
            <text:p> HSBC</text:p>
            <draw:custom-shape table:end-cell-address="Liste_Des_Banuqes_Non_Epurees.B429" table:end-x="0.497cm" table:end-y="0.397cm" draw:z-index="223" draw:name="AutoShape 22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SBC bank plc</text:p>
          </table:table-cell>
          <table:table-cell table:style-name="ce3" office:value-type="string">
            <text:p> HSBC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abib bank limited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Habibsons bank Ltd (new)</text:p>
          </table:table-cell>
          <table:table-cell table:style-name="ce20">
            <draw:custom-shape table:end-cell-address="Liste_Des_Banuqes_Non_Epurees.B432" table:end-x="0.497cm" table:end-y="0.397cm" draw:z-index="224" draw:name="AutoShape 22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Hypothekenbank Frankfurt AG</text:p>
          </table:table-cell>
          <table:table-cell table:style-name="ce3" office:value-type="string">
            <text:p> Commerzbank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BM France financemen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FN Finance S.A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KB deutsche industriebank AG (closed)</text:p>
          </table:table-cell>
          <table:table-cell table:style-name="ce20">
            <draw:custom-shape table:end-cell-address="Liste_Des_Banuqes_Non_Epurees.B436" table:end-x="0.497cm" table:end-y="0.397cm" draw:z-index="225" draw:name="AutoShape 22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G Bank NV</text:p>
          </table:table-cell>
          <table:table-cell table:style-name="ce3" office:value-type="string">
            <text:p> ING Group</text:p>
            <draw:custom-shape table:end-cell-address="Liste_Des_Banuqes_Non_Epurees.B437" table:end-x="0.497cm" table:end-y="0.397cm" draw:z-index="226" draw:name="AutoShape 22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G Direct NV</text:p>
          </table:table-cell>
          <table:table-cell table:style-name="ce3" office:value-type="string">
            <text:p> ING Group</text:p>
            <draw:custom-shape table:end-cell-address="Liste_Des_Banuqes_Non_Epurees.B438" table:end-x="0.497cm" table:end-y="0.397cm" draw:z-index="227" draw:name="AutoShape 22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G real estate finance (France) (closed)</text:p>
          </table:table-cell>
          <table:table-cell table:style-name="ce3" office:value-type="string">
            <text:p> ING Group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dustrial and commercial bank of China (Europe) SA - ICBC (Europe) SA</text:p>
          </table:table-cell>
          <table:table-cell table:style-name="ce20">
            <draw:custom-shape table:end-cell-address="Liste_Des_Banuqes_Non_Epurees.B440" table:end-x="0.497cm" table:end-y="0.397cm" draw:z-index="228" draw:name="AutoShape 22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g lease france s.a. (closed)</text:p>
          </table:table-cell>
          <table:table-cell table:style-name="ce3" office:value-type="string">
            <text:p> ING Group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stitut pour le financement du cinéma et des industries culturelles - I.F.C.I.C.</text:p>
          </table:table-cell>
          <table:table-cell table:style-name="ce20">
            <draw:custom-shape table:end-cell-address="Liste_Des_Banuqes_Non_Epurees.B442" table:end-x="0.497cm" table:end-y="0.397cm" draw:z-index="229" draw:name="AutoShape 23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ter Europe conseil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ter-Coop ( 2ème du nom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nterfimo</text:p>
          </table:table-cell>
          <table:table-cell table:style-name="ce19">
            <draw:custom-shape table:end-cell-address="Liste_Des_Banuqes_Non_Epurees.B445" table:end-x="0.497cm" table:end-y="0.397cm" draw:z-index="230" draw:name="AutoShape 23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ntesa Sanpaolo Spa</text:p>
          </table:table-cell>
          <table:table-cell table:style-name="ce3" office:value-type="string">
            <text:p> Intesa Sanpaolo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Isbank AG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J.P. Morgan securities Plc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JCB Fin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JPMorgan Chase bank, National Association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Joh. Berenberg, Gossler &amp; Co. KG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John Deere financial</text:p>
          </table:table-cell>
          <table:table-cell table:style-name="ce20">
            <draw:custom-shape table:end-cell-address="Liste_Des_Banuqes_Non_Epurees.B452" table:end-x="0.497cm" table:end-y="0.397cm" draw:z-index="231" draw:name="AutoShape 23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Jyske bank A/S (closed)</text:p>
          </table:table-cell>
          <table:table-cell table:style-name="ce3" office:value-type="string">
            <text:p> Jyske Bank</text:p>
            <draw:custom-shape table:end-cell-address="Liste_Des_Banuqes_Non_Epurees.B453" table:end-x="0.497cm" table:end-y="0.397cm" draw:z-index="232" draw:name="AutoShape 23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KBC bail immobilier France SAS</text:p>
          </table:table-cell>
          <table:table-cell table:style-name="ce3" office:value-type="string">
            <text:p> KBC</text:p>
            <draw:custom-shape table:end-cell-address="Liste_Des_Banuqes_Non_Epurees.B454" table:end-x="0.497cm" table:end-y="0.397cm" draw:z-index="233" draw:name="AutoShape 23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KBC bank</text:p>
          </table:table-cell>
          <table:table-cell table:style-name="ce3" office:value-type="string">
            <text:p> KBC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Key equipment finance nordic AB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omatsu financial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orea exchange bank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utxabank SA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 BANQUE POSTALE HOME LOAN SFH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 Banque Postale</text:p>
          </table:table-cell>
          <table:table-cell table:style-name="ce19"/>
          <table:table-cell table:style-name="ce19" office:value-type="string">
            <text:p>A-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La Banque Postale Financement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 Banque Postale credit entreprises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 Française Bank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ndesbank Hessen-Thüringen Girozentrale (Helaba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ndesbank Saar (SAARLB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ser cofinoga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azard frères banque</text:p>
          </table:table-cell>
          <table:table-cell table:style-name="ce20">
            <draw:custom-shape table:end-cell-address="Liste_Des_Banuqes_Non_Epurees.B468" table:end-x="0.497cm" table:end-y="0.397cm" draw:z-index="234" draw:name="AutoShape 23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LixxBail</text:p>
          </table:table-cell>
          <table:table-cell table:style-name="ce3" office:value-type="string">
            <text:p> Crédit Agricole</text:p>
            <draw:custom-shape table:end-cell-address="Liste_Des_Banuqes_Non_Epurees.B469" table:end-x="0.497cm" table:end-y="0.397cm" draw:z-index="235" draw:name="AutoShape 23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LixxCrédit</text:p>
          </table:table-cell>
          <table:table-cell table:style-name="ce3" office:value-type="string">
            <text:p> Crédit Agricole</text:p>
            <draw:custom-shape table:end-cell-address="Liste_Des_Banuqes_Non_Epurees.B470" table:end-x="0.497cm" table:end-y="0.397cm" draw:z-index="236" draw:name="AutoShape 23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Lloyds bank plc</text:p>
          </table:table-cell>
          <table:table-cell table:style-name="ce3" office:value-type="string">
            <text:p> Lloyd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Locam - Location automobiles matériel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ocindus S.A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oisirs fin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ombard Odier (Europe) S.A. (new)</text:p>
          </table:table-cell>
          <table:table-cell table:style-name="ce19">
            <draw:custom-shape table:end-cell-address="Liste_Des_Banuqes_Non_Epurees.B475" table:end-x="0.497cm" table:end-y="0.397cm" draw:z-index="237" draw:name="AutoShape 23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Lyonnaise de banque "L.B."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ACSF Financemen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AN financial services SAS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FF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MB SCF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UFG Bank, Lt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a French Bank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ainfirst bank AG</text:p>
          </table:table-cell>
          <table:table-cell table:style-name="ce19">
            <draw:custom-shape table:end-cell-address="Liste_Des_Banuqes_Non_Epurees.B483" table:end-x="0.497cm" table:end-y="0.397cm" draw:z-index="238" draw:name="AutoShape 23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ediobanca - Banca di Credito Finanziario S.p.a.</text:p>
          </table:table-cell>
          <table:table-cell table:style-name="ce3" office:value-type="string">
            <text:p> Mediobanca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ega international commercial bank Co, Lt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ercedes-Benz bank AG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ercedes-Benz financial services France S.A.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errill Lynch capital markets (France) SAS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errill Lynch international bank limited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illeis Banqu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irabaud et Cie (Europe) SA (new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izuho bank ltd Paris branch</text:p>
          </table:table-cell>
          <table:table-cell table:style-name="ce20" table:number-columns-repeated="2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Mobilis banque</text:p>
          </table:table-cell>
          <table:table-cell table:style-name="ce19">
            <draw:custom-shape table:end-cell-address="Liste_Des_Banuqes_Non_Epurees.B493" table:end-x="0.497cm" table:end-y="0.397cm" draw:z-index="239" draw:name="AutoShape 24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onabanq.</text:p>
          </table:table-cell>
          <table:table-cell table:style-name="ce3" office:value-type="string">
            <text:p> Crédit Mutuel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oneyGram France</text:p>
          </table:table-cell>
          <table:table-cell table:style-name="ce19">
            <draw:custom-shape table:end-cell-address="Liste_Des_Banuqes_Non_Epurees.B495" table:end-x="0.497cm" table:end-y="0.397cm" draw:z-index="240" draw:name="AutoShape 24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onte Paschi banque S.A.</text:p>
          </table:table-cell>
          <table:table-cell table:style-name="ce3" office:value-type="string">
            <text:p> Montepaschi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My Money Bank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Ménafinance</text:p>
          </table:table-cell>
          <table:table-cell table:style-name="ce20">
            <draw:custom-shape table:end-cell-address="Liste_Des_Banuqes_Non_Epurees.B498" table:end-x="0.497cm" table:end-y="0.398cm" draw:z-index="241" draw:name="AutoShape 24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ONAL WESTMINSTER BANK PLC. (new)</text:p>
          </table:table-cell>
          <table:table-cell table:style-name="ce3" office:value-type="string">
            <text:p> RBS</text:p>
            <draw:custom-shape table:end-cell-address="Liste_Des_Banuqes_Non_Epurees.B499" table:end-x="0.497cm" table:end-y="0.398cm" draw:z-index="242" draw:name="AutoShape 243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PAYMENT SOLUTIONS</text:p>
          </table:table-cell>
          <table:table-cell table:style-name="ce3" office:value-type="string">
            <text:p> BPCE</text:p>
            <draw:custom-shape table:end-cell-address="Liste_Des_Banuqes_Non_Epurees.B500" table:end-x="0.497cm" table:end-y="0.397cm" draw:z-index="243" draw:name="AutoShape 24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WEALTH MANAGEMENT</text:p>
          </table:table-cell>
          <table:table-cell table:style-name="ce3" office:value-type="string">
            <text:p> BPCE</text:p>
            <draw:custom-shape table:end-cell-address="Liste_Des_Banuqes_Non_Epurees.B501" table:end-x="0.497cm" table:end-y="0.397cm" draw:z-index="244" draw:name="AutoShape 24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ocredimurs, société en nom collectif</text:p>
          </table:table-cell>
          <table:table-cell table:style-name="ce3" office:value-type="string">
            <text:p> BNP Paribas</text:p>
            <draw:custom-shape table:end-cell-address="Liste_Des_Banuqes_Non_Epurees.B502" table:end-x="0.497cm" table:end-y="0.397cm" draw:z-index="245" draw:name="AutoShape 24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ocrédibail</text:p>
          </table:table-cell>
          <table:table-cell table:style-name="ce3" office:value-type="string">
            <text:p> BNP Pariba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onal bank of Abu Dhabi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ational bank of Kuwait (International) plc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ational bank of Pakistan</text:p>
          </table:table-cell>
          <table:table-cell table:style-name="ce20">
            <draw:custom-shape table:end-cell-address="Liste_Des_Banuqes_Non_Epurees.B506" table:end-x="0.497cm" table:end-y="0.397cm" draw:z-index="246" draw:name="AutoShape 24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</text:p>
          </table:table-cell>
          <table:table-cell table:style-name="ce3" office:value-type="string">
            <text:p> BPCE</text:p>
            <draw:custom-shape table:end-cell-address="Liste_Des_Banuqes_Non_Epurees.B507" table:end-x="0.497cm" table:end-y="0.397cm" draw:z-index="247" draw:name="AutoShape 24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 office:value-type="string">
            <text:p>A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atixis Asset Management Finance</text:p>
          </table:table-cell>
          <table:table-cell table:style-name="ce3" office:value-type="string">
            <text:p> BPCE</text:p>
            <draw:custom-shape table:end-cell-address="Liste_Des_Banuqes_Non_Epurees.B508" table:end-x="0.497cm" table:end-y="0.397cm" draw:z-index="248" draw:name="AutoShape 24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Energéco</text:p>
          </table:table-cell>
          <table:table-cell table:style-name="ce3" office:value-type="string">
            <text:p> BPCE</text:p>
            <draw:custom-shape table:end-cell-address="Liste_Des_Banuqes_Non_Epurees.B509" table:end-x="0.497cm" table:end-y="0.397cm" draw:z-index="249" draw:name="AutoShape 25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bail</text:p>
          </table:table-cell>
          <table:table-cell table:style-name="ce3" office:value-type="string">
            <text:p> BPCE</text:p>
            <draw:custom-shape table:end-cell-address="Liste_Des_Banuqes_Non_Epurees.B510" table:end-x="0.497cm" table:end-y="0.397cm" draw:z-index="250" draw:name="AutoShape 25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coficiné</text:p>
          </table:table-cell>
          <table:table-cell table:style-name="ce3" office:value-type="string">
            <text:p> BPCE</text:p>
            <draw:custom-shape table:end-cell-address="Liste_Des_Banuqes_Non_Epurees.B511" table:end-x="0.497cm" table:end-y="0.397cm" draw:z-index="251" draw:name="AutoShape 25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factor</text:p>
          </table:table-cell>
          <table:table-cell table:style-name="ce3" office:value-type="string">
            <text:p> BPCE</text:p>
            <draw:custom-shape table:end-cell-address="Liste_Des_Banuqes_Non_Epurees.B512" table:end-x="0.497cm" table:end-y="0.397cm" draw:z-index="252" draw:name="AutoShape 25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financement</text:p>
          </table:table-cell>
          <table:table-cell table:style-name="ce3" office:value-type="string">
            <text:p> BPCE</text:p>
            <draw:custom-shape table:end-cell-address="Liste_Des_Banuqes_Non_Epurees.B513" table:end-x="0.497cm" table:end-y="0.397cm" draw:z-index="253" draw:name="AutoShape 25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funding</text:p>
          </table:table-cell>
          <table:table-cell table:style-name="ce3" office:value-type="string">
            <text:p> BPCE</text:p>
            <draw:custom-shape table:end-cell-address="Liste_Des_Banuqes_Non_Epurees.B514" table:end-x="0.497cm" table:end-y="0.397cm" draw:z-index="254" draw:name="AutoShape 25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interépargne (closed)</text:p>
          </table:table-cell>
          <table:table-cell table:style-name="ce3" office:value-type="string">
            <text:p> BPCE</text:p>
            <draw:custom-shape table:end-cell-address="Liste_Des_Banuqes_Non_Epurees.B515" table:end-x="0.497cm" table:end-y="0.399cm" draw:z-index="255" draw:name="AutoShape 256" draw:style-name="gr2" draw:text-style-name="P2" svg:width="0.422cm" svg:height="0.506cm" svg:x="0.075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lease</text:p>
          </table:table-cell>
          <table:table-cell table:style-name="ce3" office:value-type="string">
            <text:p> BPCE</text:p>
            <draw:custom-shape table:end-cell-address="Liste_Des_Banuqes_Non_Epurees.B516" table:end-x="0.497cm" table:end-y="0.397cm" draw:z-index="256" draw:name="AutoShape 25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atixis lease immo</text:p>
          </table:table-cell>
          <table:table-cell table:style-name="ce3" office:value-type="string">
            <text:p> BPCE</text:p>
            <draw:custom-shape table:end-cell-address="Liste_Des_Banuqes_Non_Epurees.B517" table:end-x="0.497cm" table:end-y="0.397cm" draw:z-index="257" draw:name="AutoShape 25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ewedge group (closed)</text:p>
          </table:table-cell>
          <table:table-cell table:style-name="ce3" office:value-type="string">
            <text:p> Société Généra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orbail Sofergi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orbail-Immobilier</text:p>
          </table:table-cell>
          <table:table-cell table:style-name="ce20">
            <draw:custom-shape table:end-cell-address="Liste_Des_Banuqes_Non_Epurees.B520" table:end-x="0.497cm" table:end-y="0.397cm" draw:z-index="258" draw:name="AutoShape 25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ord Europe lease (closed)</text:p>
          </table:table-cell>
          <table:table-cell table:style-name="ce3" office:value-type="string">
            <text:p> Crédit Mutue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Nord Financement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orrsken fin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NEY BANK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RANGE BANK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RWELL UNION PARTNERS LLP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ceor lease Réunion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ddo BHF SCA</text:p>
          </table:table-cell>
          <table:table-cell table:style-name="ce20"/>
          <table:table-cell table:style-name="ce20" office:value-type="string">
            <text:p>BBB-</text:p>
          </table:table-cell>
          <table:table-cell table:style-name="ce20"/>
          <table:table-cell table:number-columns-repeated="1020"/>
        </table:table-row>
        <table:table-row table:style-name="ro3">
          <table:table-cell table:style-name="ce3" office:value-type="string">
            <text:p>Oddo corporate fin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pel Bank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seo industri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Oudart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PNB (Europe) Plc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PSA BANQUE FRANCE</text:p>
          </table:table-cell>
          <table:table-cell table:style-name="ce20">
            <draw:custom-shape table:end-cell-address="Liste_Des_Banuqes_Non_Epurees.B534" table:end-x="0.497cm" table:end-y="0.397cm" draw:z-index="259" draw:name="AutoShape 26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Parifergie (closed)</text:p>
          </table:table-cell>
          <table:table-cell table:style-name="ce3" office:value-type="string">
            <text:p> BNP Paribas</text:p>
            <draw:custom-shape table:end-cell-address="Liste_Des_Banuqes_Non_Epurees.B535" table:end-x="0.497cm" table:end-y="0.397cm" draw:z-index="260" draw:name="AutoShape 26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Parilease</text:p>
          </table:table-cell>
          <table:table-cell table:style-name="ce3" office:value-type="string">
            <text:p> BNP Paribas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Pictet &amp; Cie (Europe) SA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Prioris</text:p>
          </table:table-cell>
          <table:table-cell table:style-name="ce20">
            <draw:custom-shape table:end-cell-address="Liste_Des_Banuqes_Non_Epurees.B538" table:end-x="0.497cm" table:end-y="0.397cm" draw:z-index="261" draw:name="AutoShape 26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Projeo</text:p>
          </table:table-cell>
          <table:table-cell table:style-name="ce3" office:value-type="string">
            <text:p> BNP Pariba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Prêts et service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Qatar national bank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Quilvest banque privé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BC Europe limite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BC Investor services bank France SA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CI Banque</text:p>
          </table:table-cell>
          <table:table-cell table:style-name="ce19" table:number-columns-repeated="2"/>
          <table:table-cell table:style-name="ce19" office:value-type="string">
            <text:p>Ba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eunibail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ia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othschild Martin Maurel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othschild et compagnie banque (closed)</text:p>
          </table:table-cell>
          <table:table-cell table:style-name="ce19">
            <draw:custom-shape table:end-cell-address="Liste_Des_Banuqes_Non_Epurees.B549" table:end-x="0.497cm" table:end-y="0.397cm" draw:z-index="262" draw:name="AutoShape 26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A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S-Money (new)</text:p>
          </table:table-cell>
          <table:table-cell table:style-name="ce3" office:value-type="string">
            <text:p> BPC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.I.R.C.A.M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EDEF (société européenne de développement du financement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FIL (new)</text:p>
          </table:table-cell>
          <table:table-cell table:style-name="ce19" table:number-columns-repeated="2"/>
          <table:table-cell table:style-name="ce19" office:value-type="string">
            <text:p>A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GB Finance</text:p>
          </table:table-cell>
          <table:table-cell table:style-name="ce20">
            <draw:custom-shape table:end-cell-address="Liste_Des_Banuqes_Non_Epurees.B554" table:end-x="0.497cm" table:end-y="0.397cm" draw:z-index="263" draw:name="AutoShape 26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ETE GENERALE Factoring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FIAP (Société financière pour l'accession à la propriété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FIRIF - Coopérative financière de la région Ile de Franc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FISCOP</text:p>
          </table:table-cell>
          <table:table-cell table:style-name="ce20">
            <draw:custom-shape table:end-cell-address="Liste_Des_Banuqes_Non_Epurees.B558" table:end-x="0.497cm" table:end-y="0.397cm" draw:z-index="264" draw:name="AutoShape 26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MAFI-SOGUAFI</text:p>
          </table:table-cell>
          <table:table-cell table:style-name="ce3" office:value-type="string">
            <text:p> GE Capita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ame Deutz-Fahr finance</text:p>
          </table:table-cell>
          <table:table-cell table:style-name="ce20">
            <draw:custom-shape table:end-cell-address="Liste_Des_Banuqes_Non_Epurees.B560" table:end-x="0.497cm" table:end-y="0.397cm" draw:z-index="265" draw:name="AutoShape 26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antander Consumer Banque (new)</text:p>
          </table:table-cell>
          <table:table-cell table:style-name="ce3" office:value-type="string">
            <text:p> Santander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axo banque (France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cania finance Franc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cotiabank Europe plc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efia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iemens financial service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de Paiements</text:p>
          </table:table-cell>
          <table:table-cell table:style-name="ce19">
            <draw:custom-shape table:end-cell-address="Liste_Des_Banuqes_Non_Epurees.B567" table:end-x="0.497cm" table:end-y="0.397cm" draw:z-index="266" draw:name="AutoShape 26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Générale SCF</text:p>
          </table:table-cell>
          <table:table-cell table:style-name="ce3" office:value-type="string">
            <text:p> Société Généra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alsacienne de développement et d'expansion "SADE"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anonyme de crédit à l'industrie française (C.A.L.I.F.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anonyme de gestion et de financement - Sagefi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auxiliaire d'études et d'investissements mobiliers - Investimo</text:p>
          </table:table-cell>
          <table:table-cell table:style-name="ce20">
            <draw:custom-shape table:end-cell-address="Liste_Des_Banuqes_Non_Epurees.B572" table:end-x="0.497cm" table:end-y="0.397cm" draw:z-index="267" draw:name="AutoShape 26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centrale pour le financement de l'immobilier - Socfim</text:p>
          </table:table-cell>
          <table:table-cell table:style-name="ce3" office:value-type="string">
            <text:p> BPC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coopérative et mutuelle de la région P.A.C.A. - "S.O.M.U.P.A.C.A."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coopérative pour la rénovation et l'équipement du commerce - Socorec</text:p>
          </table:table-cell>
          <table:table-cell table:style-name="ce19">
            <draw:custom-shape table:end-cell-address="Liste_Des_Banuqes_Non_Epurees.B575" table:end-x="0.497cm" table:end-y="0.397cm" draw:z-index="268" draw:name="AutoShape 26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de banque et d'expansion - S.B.E. (2ème du nom)</text:p>
          </table:table-cell>
          <table:table-cell table:style-name="ce3" office:value-type="string">
            <text:p> BPC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de financement de la meuneri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de garantie coopérative et mutuelle des industries métallurgiques, électriques et connexes des régions Auvergne, Bourgogne, Franche-Comté et Rhône-Alpes - SOMUDIMEC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de gestion des fonds de garantie d'outre-mer (Sogefom)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de promotion et de participation pour la coopération économique-Proparco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Antilles Guyane - SOFIAG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de la N.E.F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des entreprises du Gard - Sofigard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du porte-monnaie électronique interbancair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financière et mobilière</text:p>
          </table:table-cell>
          <table:table-cell table:style-name="ce19">
            <draw:custom-shape table:end-cell-address="Liste_Des_Banuqes_Non_Epurees.B585" table:end-x="0.497cm" table:end-y="0.397cm" draw:z-index="269" draw:name="AutoShape 27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financière pour le développement de la Réunion (S.O.F.I.D.E.R.)</text:p>
          </table:table-cell>
          <table:table-cell table:style-name="ce3" office:value-type="string">
            <text:p> BPCE</text:p>
            <draw:custom-shape table:end-cell-address="Liste_Des_Banuqes_Non_Epurees.B586" table:end-x="0.497cm" table:end-y="0.397cm" draw:z-index="270" draw:name="AutoShape 27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guadeloupéenne de financement - Soguafi (closed)</text:p>
          </table:table-cell>
          <table:table-cell table:style-name="ce3" office:value-type="string">
            <text:p> GE Capital</text:p>
            <draw:custom-shape table:end-cell-address="Liste_Des_Banuqes_Non_Epurees.B587" table:end-x="0.497cm" table:end-y="0.397cm" draw:z-index="271" draw:name="AutoShape 27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générale</text:p>
          </table:table-cell>
          <table:table-cell table:style-name="ce3" office:value-type="string">
            <text:p> Société Générale</text:p>
            <draw:custom-shape table:end-cell-address="Liste_Des_Banuqes_Non_Epurees.B588" table:end-x="0.497cm" table:end-y="0.397cm" draw:z-index="272" draw:name="AutoShape 27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/>
          <table:table-cell table:style-name="ce20" office:value-type="string">
            <text:p>A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ociété générale SFH</text:p>
          </table:table-cell>
          <table:table-cell table:style-name="ce3" office:value-type="string">
            <text:p> Société Générale</text:p>
            <draw:custom-shape table:end-cell-address="Liste_Des_Banuqes_Non_Epurees.B589" table:end-x="0.497cm" table:end-y="0.397cm" draw:z-index="273" draw:name="AutoShape 27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office:value-type="string">
            <text:p>WD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Société générale de banque aux Antilles</text:p>
          </table:table-cell>
          <table:table-cell table:style-name="ce3" office:value-type="string">
            <text:p> Société Générale</text:p>
            <draw:custom-shape table:end-cell-address="Liste_Des_Banuqes_Non_Epurees.B590" table:end-x="0.497cm" table:end-y="0.399cm" draw:z-index="274" draw:name="AutoShape 275" draw:style-name="gr2" draw:text-style-name="P2" svg:width="0.422cm" svg:height="0.506cm" svg:x="0.075cm" svg:y="0.4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générale pour le développement des opérations de crédit-bail immobilier- Sogebail</text:p>
          </table:table-cell>
          <table:table-cell table:style-name="ce3" office:value-type="string">
            <text:p> Société Générale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interprofessionnelle artisanale de garantie d'investissements - S.I.A.G.I.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marseillaise de crédi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ciété pour le financement du développement industriel en Poitou-Charentes "Sofindi"</text:p>
          </table:table-cell>
          <table:table-cell table:style-name="ce20">
            <draw:custom-shape table:end-cell-address="Liste_Des_Banuqes_Non_Epurees.B594" table:end-x="0.497cm" table:end-y="0.397cm" draw:z-index="275" draw:name="AutoShape 276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iété réunionnaise de financement - Sorefi (closed)</text:p>
          </table:table-cell>
          <table:table-cell table:style-name="ce3" office:value-type="string">
            <text:p> GE Capital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cram banque</text:p>
          </table:table-cell>
          <table:table-cell table:style-name="ce20" table:number-columns-repeated="2"/>
          <table:table-cell table:style-name="ce20" office:value-type="string">
            <text:p>A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ofax banqu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fiprotéol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fiscop Sud-Es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gal-Societe de garantie des entreprises laitieres agricoles et alimentaires - Sogal-Socamuel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gama - crédit associatif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ogefimur</text:p>
          </table:table-cell>
          <table:table-cell table:style-name="ce20">
            <draw:custom-shape table:end-cell-address="Liste_Des_Banuqes_Non_Epurees.B602" table:end-x="0.497cm" table:end-y="0.397cm" draw:z-index="276" draw:name="AutoShape 27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gefinancement</text:p>
          </table:table-cell>
          <table:table-cell table:style-name="ce3" office:value-type="string">
            <text:p> Société Générale</text:p>
            <draw:custom-shape table:end-cell-address="Liste_Des_Banuqes_Non_Epurees.B603" table:end-x="0.497cm" table:end-y="0.397cm" draw:z-index="277" draw:name="AutoShape 27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gefinerg-Société générale pour le financement des investissements économisant l'énergie</text:p>
          </table:table-cell>
          <table:table-cell table:style-name="ce3" office:value-type="string">
            <text:p> Société Générale</text:p>
            <draw:custom-shape table:end-cell-address="Liste_Des_Banuqes_Non_Epurees.B604" table:end-x="0.497cm" table:end-y="0.397cm" draw:z-index="278" draw:name="AutoShape 27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gelease France</text:p>
          </table:table-cell>
          <table:table-cell table:style-name="ce3" office:value-type="string">
            <text:p> Société Générale</text:p>
            <draw:custom-shape table:end-cell-address="Liste_Des_Banuqes_Non_Epurees.B605" table:end-x="0.497cm" table:end-y="0.397cm" draw:z-index="279" draw:name="AutoShape 28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ophia-Bail (closed)</text:p>
          </table:table-cell>
          <table:table-cell table:style-name="ce3" office:value-type="string">
            <text:p> Société Générale</text:p>
            <draw:custom-shape table:end-cell-address="Liste_Des_Banuqes_Non_Epurees.B606" table:end-x="0.497cm" table:end-y="0.397cm" draw:z-index="280" draw:name="AutoShape 28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tandard chartered bank</text:p>
          </table:table-cell>
          <table:table-cell table:style-name="ce3" office:value-type="string">
            <text:p> Standard Chartered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tar Lease (closed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tate bank of India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tate street banque S.A.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ud-ouest bail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umitomo Mitsui banking corporation Europe limited</text:p>
          </table:table-cell>
          <table:table-cell table:style-name="ce20">
            <draw:custom-shape table:end-cell-address="Liste_Des_Banuqes_Non_Epurees.B612" table:end-x="0.497cm" table:end-y="0.397cm" draw:z-index="281" draw:name="AutoShape 282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venska handelsbanken AB (publ)</text:p>
          </table:table-cell>
          <table:table-cell table:style-name="ce3" office:value-type="string">
            <text:p> Svenska Handelsbanken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SwissLife banque privé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gma banque (closed)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he Export-Import Bank of China (new)</text:p>
          </table:table-cell>
          <table:table-cell table:style-name="ce20">
            <draw:custom-shape table:end-cell-address="Liste_Des_Banuqes_Non_Epurees.B616" table:end-x="0.497cm" table:end-y="0.397cm" draw:z-index="282" draw:name="AutoShape 283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The Governor and company of the bank of Ireland (Bank of Ireland)</text:p>
          </table:table-cell>
          <table:table-cell table:style-name="ce3" office:value-type="string">
            <text:p> Bank of Ireland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The bank of New York Mellon SA/NV</text:p>
          </table:table-cell>
          <table:table-cell table:style-name="ce20">
            <draw:custom-shape table:end-cell-address="Liste_Des_Banuqes_Non_Epurees.B618" table:end-x="0.497cm" table:end-y="0.397cm" draw:z-index="283" draw:name="AutoShape 284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The royal bank of Scotland plc (closed)</text:p>
          </table:table-cell>
          <table:table-cell table:style-name="ce3" office:value-type="string">
            <text:p> RBS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Ticket surf international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oyota kreditbank GmbH - Toyota France financement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oyota material handling commercial finance AB (new)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ransolver Finance S.a.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unisian foreign bank</text:p>
          </table:table-cell>
          <table:table-cell table:style-name="ce20">
            <draw:custom-shape table:end-cell-address="Liste_Des_Banuqes_Non_Epurees.B624" table:end-x="0.497cm" table:end-y="0.398cm" draw:z-index="284" draw:name="AutoShape 285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BS (France) S.A.</text:p>
          </table:table-cell>
          <table:table-cell table:style-name="ce3" office:value-type="string">
            <text:p> UBS</text:p>
            <draw:custom-shape table:end-cell-address="Liste_Des_Banuqes_Non_Epurees.B625" table:end-x="0.497cm" table:end-y="0.398cm" draw:z-index="285" draw:name="AutoShape 286" draw:style-name="gr2" draw:text-style-name="P2" svg:width="0.422cm" svg:height="0.506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BS limited</text:p>
          </table:table-cell>
          <table:table-cell table:style-name="ce3" office:value-type="string">
            <text:p> UBS</text:p>
            <draw:custom-shape table:end-cell-address="Liste_Des_Banuqes_Non_Epurees.B626" table:end-x="0.497cm" table:end-y="0.397cm" draw:z-index="286" draw:name="AutoShape 287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cb-entreprises (closed)</text:p>
          </table:table-cell>
          <table:table-cell table:style-name="ce3" office:value-type="string">
            <text:p> BNP Paribas</text:p>
            <draw:custom-shape table:end-cell-address="Liste_Des_Banuqes_Non_Epurees.B627" table:end-x="0.497cm" table:end-y="0.397cm" draw:z-index="287" draw:name="AutoShape 288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nicredit Spa</text:p>
          </table:table-cell>
          <table:table-cell table:style-name="ce3" office:value-type="string">
            <text:p> UniCredit</text:p>
            <draw:custom-shape table:end-cell-address="Liste_Des_Banuqes_Non_Epurees.B628" table:end-x="0.497cm" table:end-y="0.397cm" draw:z-index="288" draw:name="AutoShape 289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nicredit bank AG (new)</text:p>
          </table:table-cell>
          <table:table-cell table:style-name="ce3" office:value-type="string">
            <text:p> UniCredit</text:p>
            <draw:custom-shape table:end-cell-address="Liste_Des_Banuqes_Non_Epurees.B629" table:end-x="0.497cm" table:end-y="0.397cm" draw:z-index="289" draw:name="AutoShape 290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nifergie - Union pour le financement des économies d'énergie</text:p>
          </table:table-cell>
          <table:table-cell table:style-name="ce3" office:value-type="string">
            <text:p> Crédit Agricole</text:p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nion de banques arabes et françaises - U.B.A.F.</text:p>
          </table:table-cell>
          <table:table-cell table:style-name="ce19"/>
          <table:table-cell table:style-name="ce19" office:value-type="string">
            <text:p>A-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Union financiere pour le developpement de l'economie cerealiere - unigrains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nion financière de France banque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nion notariale financière de crédit - Unofi crédit</text:p>
          </table:table-cell>
          <table:table-cell table:style-name="ce20">
            <draw:custom-shape table:end-cell-address="Liste_Des_Banuqes_Non_Epurees.B634" table:end-x="0.497cm" table:end-y="0.397cm" draw:z-index="290" draw:name="AutoShape 291" draw:style-name="gr2" draw:text-style-name="P2" svg:width="0.422cm" svg:height="0.506cm" svg:x="0.075cm" svg:y="0.42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0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nione di Banche Italiane S.p.a. (ubi Banca)</text:p>
          </table:table-cell>
          <table:table-cell table:style-name="ce3" office:value-type="string">
            <text:p> UBI Banca</text:p>
          </table:table-cell>
          <table:table-cell table:style-name="ce19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VFS Finance France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VTB Bank (France) S.A.</text:p>
          </table:table-cell>
          <table:table-cell table:style-name="ce19"/>
          <table:table-cell table:style-name="ce19" office:value-type="string">
            <text:p>BBB-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3" office:value-type="string">
            <text:p>Volkswagen bank GmbH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Western union international bank GmbH</text:p>
          </table:table-cell>
          <table:table-cell table:style-name="ce1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YOUNITED</text:p>
          </table:table-cell>
          <table:table-cell table:style-name="ce20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w-HA S.A. (new)</text:p>
          </table:table-cell>
          <table:table-cell table:style-name="ce19" table:number-columns-repeated="3"/>
          <table:table-cell table:number-columns-repeated="1020"/>
        </table:table-row>
        <table:table-row table:style-name="ro1">
          <table:table-cell table:style-name="ce18" table:number-columns-repeated="4"/>
          <table:table-cell table:number-columns-repeated="1020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s_A_Prendre_Non_Epures" table:style-name="ta4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16" table:number-columns-repeated="1011" table:default-cell-style-name="Excel_20_Built-in_20_Normal"/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Mathematiques</text:p>
          </table:table-cell>
          <table:table-cell table:style-name="ce1" office:value-type="string">
            <text:p>Marchés des changes</text:p>
          </table:table-cell>
          <table:table-cell table:style-name="ce1" office:value-type="string">
            <text:p>Marchés des capitaux</text:p>
          </table:table-cell>
          <table:table-cell table:style-name="ce1" office:value-type="string">
            <text:p>Monnaie</text:p>
          </table:table-cell>
          <table:table-cell table:style-name="ce1" office:value-type="string">
            <text:p>Numérique</text:p>
          </table:table-cell>
          <table:table-cell table:style-name="ce1" office:value-type="string">
            <text:p>Langues</text:p>
          </table:table-cell>
          <table:table-cell table:style-name="ce1" office:value-type="string">
            <text:p>Savoir-être</text:p>
          </table:table-cell>
          <table:table-cell table:style-name="ce1" office:value-type="string">
            <text:p>Lois_Internationales</text:p>
          </table:table-cell>
          <table:table-cell table:style-name="ce1" office:value-type="string">
            <text:p>Fiscalité</text:p>
          </table:table-cell>
          <table:table-cell table:style-name="ce1" office:value-type="string">
            <text:p>Régulation des marchés financiers</text:p>
          </table:table-cell>
          <table:table-cell table:style-name="ce1" office:value-type="string">
            <text:p>Economie</text:p>
          </table:table-cell>
          <table:table-cell table:style-name="ce1" office:value-type="string">
            <text:p>Geopolitique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stion des risques financiers</text:p>
          </table:table-cell>
          <table:table-cell table:style-name="ce3" office:value-type="string">
            <text:p>Calcul Matriciel</text:p>
          </table:table-cell>
          <table:table-cell table:style-name="ce3" office:value-type="string">
            <text:p>Forex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La banque centrale européene</text:p>
          </table:table-cell>
          <table:table-cell table:style-name="ce5" office:value-type="string">
            <text:p>Base de données relationnelles [MySQL]</text:p>
          </table:table-cell>
          <table:table-cell table:style-name="ce5" office:value-type="string">
            <text:p>Français</text:p>
          </table:table-cell>
          <table:table-cell table:style-name="ce5" office:value-type="string">
            <text:p>Dress code</text:p>
          </table:table-cell>
          <table:table-cell table:style-name="ce3" office:value-type="string">
            <text:p>Création d'un société aux îles Cayman</text:p>
          </table:table-cell>
          <table:table-cell table:style-name="ce3" office:value-type="string">
            <text:p>France</text:p>
          </table:table-cell>
          <table:table-cell table:style-name="ce3" office:value-type="string">
            <text:p>CySEC</text:p>
          </table:table-cell>
          <table:table-cell table:style-name="ce3" office:value-type="string">
            <text:p>Inflation</text:p>
          </table:table-cell>
          <table:table-cell table:style-name="ce3" office:value-type="string">
            <text:p>Demographie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Statistiques</text:p>
          </table:table-cell>
          <table:table-cell table:style-name="ce3"/>
          <table:table-cell table:style-name="ce3" office:value-type="string">
            <text:p>Obligations</text:p>
          </table:table-cell>
          <table:table-cell table:style-name="ce3" office:value-type="string">
            <text:p>La banque d'Angleterre</text:p>
          </table:table-cell>
          <table:table-cell table:style-name="ce5" office:value-type="string">
            <text:p>Langage Visual Basic</text:p>
          </table:table-cell>
          <table:table-cell table:style-name="ce5" office:value-type="string">
            <text:p>Anglais</text:p>
          </table:table-cell>
          <table:table-cell table:style-name="ce3"/>
          <table:table-cell table:style-name="ce3" office:value-type="string">
            <text:p>Création d'une société à Hong Kong</text:p>
          </table:table-cell>
          <table:table-cell table:style-name="ce3" office:value-type="string">
            <text:p>Angleterre</text:p>
          </table:table-cell>
          <table:table-cell table:style-name="ce3" office:value-type="string">
            <text:p>AMF</text:p>
          </table:table-cell>
          <table:table-cell table:style-name="ce3" office:value-type="string">
            <text:p>Emploi</text:p>
          </table:table-cell>
          <table:table-cell table:style-name="ce3" office:value-type="string">
            <text:p>Gisements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Mathématiques appliquées pour la finance</text:p>
          </table:table-cell>
          <table:table-cell table:style-name="ce3"/>
          <table:table-cell table:style-name="ce3" office:value-type="string">
            <text:p>Titrisation</text:p>
          </table:table-cell>
          <table:table-cell table:style-name="ce3" office:value-type="string">
            <text:p>La réserve fédérale américaine</text:p>
          </table:table-cell>
          <table:table-cell table:style-name="ce5" office:value-type="string">
            <text:p>Langage Java</text:p>
          </table:table-cell>
          <table:table-cell table:style-name="ce3" office:value-type="string">
            <text:p>Espagnol</text:p>
          </table:table-cell>
          <table:table-cell table:style-name="ce3"/>
          <table:table-cell table:style-name="ce3" office:value-type="string">
            <text:p>Création d'une société à Singapore</text:p>
          </table:table-cell>
          <table:table-cell table:style-name="ce3" office:value-type="string">
            <text:p>Américain</text:p>
          </table:table-cell>
          <table:table-cell table:style-name="ce3" office:value-type="string">
            <text:p>Bâle 3</text:p>
          </table:table-cell>
          <table:table-cell table:style-name="ce3" office:value-type="string">
            <text:p>Croissanc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Mathématiques actuarielles</text:p>
          </table:table-cell>
          <table:table-cell table:style-name="ce3"/>
          <table:table-cell table:style-name="ce3" office:value-type="string">
            <text:p>Marché français</text:p>
          </table:table-cell>
          <table:table-cell table:style-name="ce3" office:value-type="string">
            <text:p>La banque centrale du Japon</text:p>
          </table:table-cell>
          <table:table-cell table:style-name="ce3" office:value-type="string">
            <text:p>Spring Boot</text:p>
          </table:table-cell>
          <table:table-cell table:style-name="ce3" office:value-type="string">
            <text:p>Japonais</text:p>
          </table:table-cell>
          <table:table-cell table:style-name="ce3"/>
          <table:table-cell table:style-name="ce3" office:value-type="string">
            <text:p>Création d'une société à l'île de Man</text:p>
          </table:table-cell>
          <table:table-cell table:style-name="ce3" table:number-columns-repeated="2"/>
          <table:table-cell table:style-name="ce3" office:value-type="string">
            <text:p>Capitalism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Calcul Différentiel</text:p>
          </table:table-cell>
          <table:table-cell table:style-name="ce3"/>
          <table:table-cell table:style-name="ce3" office:value-type="string">
            <text:p>Marché américain</text:p>
          </table:table-cell>
          <table:table-cell table:style-name="ce3" office:value-type="string">
            <text:p>La banque centrale de Chine</text:p>
          </table:table-cell>
          <table:table-cell table:style-name="ce3" office:value-type="string">
            <text:p>Base de données graphes [Neo4J]</text:p>
          </table:table-cell>
          <table:table-cell table:style-name="ce3" office:value-type="string">
            <text:p>Chinois</text:p>
          </table:table-cell>
          <table:table-cell table:style-name="ce3"/>
          <table:table-cell table:style-name="ce3" office:value-type="string">
            <text:p>Création d'une société à Gibraltar</text:p>
          </table:table-cell>
          <table:table-cell table:style-name="ce3" table:number-columns-repeated="2"/>
          <table:table-cell table:style-name="ce3" office:value-type="string">
            <text:p>Communism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Probabilités</text:p>
          </table:table-cell>
          <table:table-cell table:style-name="ce3"/>
          <table:table-cell table:style-name="ce3" office:value-type="string">
            <text:p>Marchés mondiaux</text:p>
          </table:table-cell>
          <table:table-cell table:style-name="ce3" office:value-type="string">
            <text:p>La banque centrale de l'Iran</text:p>
          </table:table-cell>
          <table:table-cell table:style-name="ce3" office:value-type="string">
            <text:p>Bloomberg</text:p>
          </table:table-cell>
          <table:table-cell table:style-name="ce3" office:value-type="string">
            <text:p>Portuguais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Calculs stochastiques</text:p>
          </table:table-cell>
          <table:table-cell table:style-name="ce3"/>
          <table:table-cell table:style-name="ce3" office:value-type="string">
            <text:p>Swaps</text:p>
          </table:table-cell>
          <table:table-cell table:style-name="ce3" office:value-type="string">
            <text:p>La banque centrale du Canada</text:p>
          </table:table-cell>
          <table:table-cell table:style-name="ce3" office:value-type="string">
            <text:p>Reuters</text:p>
          </table:table-cell>
          <table:table-cell table:style-name="ce3" office:value-type="string">
            <text:p>Russe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style-name="ce3"/>
          <table:table-cell table:style-name="ce4" office:value-type="string">
            <text:p>Equations différentielles</text:p>
          </table:table-cell>
          <table:table-cell table:style-name="ce3"/>
          <table:table-cell table:style-name="ce3" office:value-type="string">
            <text:p>Futures</text:p>
          </table:table-cell>
          <table:table-cell table:style-name="ce3" office:value-type="string">
            <text:p>La banque centrale de l'Afrique de l'ouest</text:p>
          </table:table-cell>
          <table:table-cell table:style-name="ce5" office:value-type="string">
            <text:p>www.tradingeconomics.com</text:p>
          </table:table-cell>
          <table:table-cell table:style-name="ce3" office:value-type="string">
            <text:p>Arabe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Modélisation</text:p>
          </table:table-cell>
          <table:table-cell table:style-name="ce3"/>
          <table:table-cell table:style-name="ce3" office:value-type="string">
            <text:p>Options</text:p>
          </table:table-cell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3" office:value-type="string">
            <text:p>Binary options</text:p>
          </table:table-cell>
          <table:table-cell table:style-name="ce3" table:number-columns-repeated="9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/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/08/2020</text:date>, <text:time>0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iers" style:display-name="PageStyle_Met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5f_Des_5f_Banques_5f_En_5f_France" style:display-name="PageStyle_Top_Des_Banques_En_Fr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_5f_Des_5f_Banuqes_5f_Non_5f_Epurees" style:display-name="PageStyle_Liste_Des_Banuqes_Non_Epur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rs_5f_A_5f_Prendre_5f_Non_5f_Epures" style:display-name="PageStyle_Cours_A_Prendre_Non_Ep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08:43:41.98</dc:date>
    <dc:creator>Jason Aloyau</dc:creator>
    <meta:document-statistic meta:table-count="4" meta:cell-count="1329" meta:object-count="291"/>
    <meta:generator>OpenOffice/4.1.7$Win32 OpenOffice.org_project/417m1$Build-9800</meta:generator>
  </office:meta>
</office:document-meta>
</file>